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75" manifest:media-type=""/>
  <manifest:file-entry manifest:full-path="ObjectReplacements/Object 7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"/>
  <manifest:file-entry manifest:full-path="ObjectReplacements/Object 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OpenSymbol2" svg:font-family="OpenSymbol" style:font-adornments="Oblique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7" style:family="table">
      <style:table-properties style:width="9.003cm" fo:margin-left="0.014cm" table:align="left" style:writing-mode="lr-tb"/>
    </style:style>
    <style:style style:name="Tableau7.A" style:family="table-column">
      <style:table-column-properties style:column-width="2.25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cm" fo:border="none" style:writing-mode="lr-tb"/>
    </style:style>
    <style:style style:name="Tableau8" style:family="table">
      <style:table-properties style:width="9.153cm" fo:margin-left="0.014cm" fo:margin-right="-0.016cm" table:align="margins" style:writing-mode="lr-tb"/>
    </style:style>
    <style:style style:name="Tableau8.A" style:family="table-column">
      <style:table-column-properties style:column-width="3.052cm" style:rel-column-width="21845*"/>
    </style:style>
    <style:style style:name="Tableau8.1" style:family="table-row">
      <style:table-row-properties style:min-row-height="0.794cm" fo:keep-together="auto"/>
    </style:style>
    <style:style style:name="Tableau8.A1" style:family="table-cell">
      <style:table-cell-properties style:vertical-align="top" fo:padding="0cm" fo:border="none" style:writing-mode="lr-tb"/>
    </style:style>
    <style:style style:name="Tableau21" style:family="table">
      <style:table-properties style:width="9.153cm" fo:margin-left="0.014cm" fo:margin-right="-0.016cm" table:align="margins" style:writing-mode="lr-tb"/>
    </style:style>
    <style:style style:name="Tableau21.A" style:family="table-column">
      <style:table-column-properties style:column-width="3.052cm" style:rel-column-width="21845*"/>
    </style:style>
    <style:style style:name="Tableau21.1" style:family="table-row">
      <style:table-row-properties fo:keep-together="auto"/>
    </style:style>
    <style:style style:name="Tableau21.A1" style:family="table-cell">
      <style:table-cell-properties style:vertical-align="top" fo:padding="0cm" fo:border="none" style:writing-mode="lr-tb"/>
    </style:style>
    <style:style style:name="Tableau4" style:family="table">
      <style:table-properties style:width="9.151cm" table:align="margins"/>
    </style:style>
    <style:style style:name="Tableau4.A" style:family="table-column">
      <style:table-column-properties style:column-width="2.125cm" style:rel-column-width="15218*"/>
    </style:style>
    <style:style style:name="Tableau4.B" style:family="table-column">
      <style:table-column-properties style:column-width="3.173cm" style:rel-column-width="22731*"/>
    </style:style>
    <style:style style:name="Tableau4.C" style:family="table-column">
      <style:table-column-properties style:column-width="3.852cm" style:rel-column-width="27586*"/>
    </style:style>
    <style:style style:name="Tableau4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fo:background-color="#ecf191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B3" style:family="table-cell">
      <style:table-cell-properties fo:padding="0.097cm" fo:border-left="0.5pt solid #000000" fo:border-right="none" fo:border-top="none" fo:border-bottom="0.5pt solid #000000"/>
    </style:style>
    <style:style style:name="Tableau4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4.B4" style:family="table-cell">
      <style:table-cell-properties fo:padding="0.097cm" fo:border-left="0.5pt solid #000000" fo:border-right="none" fo:border-top="none" fo:border-bottom="0.5pt solid #000000"/>
    </style:style>
    <style:style style:name="Tableau4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4.B5" style:family="table-cell">
      <style:table-cell-properties fo:padding="0.097cm" fo:border-left="0.5pt solid #000000" fo:border-right="none" fo:border-top="none" fo:border-bottom="0.5pt solid #000000"/>
    </style:style>
    <style:style style:name="Tableau4.C5" style:family="table-cell">
      <style:table-cell-properties fo:padding="0.097cm" fo:border-left="0.5pt solid #000000" fo:border-right="0.5pt solid #000000" fo:border-top="none" fo:border-bottom="0.5pt solid #000000"/>
    </style:style>
    <style:style style:name="Tableau4.B6" style:family="table-cell">
      <style:table-cell-properties fo:padding="0.097cm" fo:border-left="0.5pt solid #000000" fo:border-right="none" fo:border-top="none" fo:border-bottom="0.5pt solid #000000"/>
    </style:style>
    <style:style style:name="Tableau4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4.B7" style:family="table-cell">
      <style:table-cell-properties fo:padding="0.097cm" fo:border-left="0.5pt solid #000000" fo:border-right="none" fo:border-top="none" fo:border-bottom="0.5pt solid #000000"/>
    </style:style>
    <style:style style:name="Tableau4.C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fo:font-size="6pt" officeooo:paragraph-rsid="00179553" style:font-size-asian="5.25pt" style:font-size-complex="6pt"/>
    </style:style>
    <style:style style:name="P4" style:family="paragraph" style:parent-style-name="Standard">
      <style:paragraph-properties fo:text-align="center" style:justify-single-word="false" style:snap-to-layout-grid="false">
        <style:tab-stops>
          <style:tab-stop style:position="1cm"/>
        </style:tab-stops>
      </style:paragraph-properties>
      <style:text-properties officeooo:paragraph-rsid="00179553"/>
    </style:style>
    <style:style style:name="P5" style:family="paragraph" style:parent-style-name="Standard">
      <style:text-properties fo:font-variant="small-caps" style:font-name="Bitstream Vera Sans2" fo:font-size="10pt" fo:language="zxx" fo:country="none" fo:font-weight="bold" officeooo:paragraph-rsid="00179553" style:font-size-asian="10pt" style:language-asian="zxx" style:country-asian="none" style:font-weight-asian="bold" style:font-size-complex="10pt"/>
    </style:style>
    <style:style style:name="P6" style:family="paragraph" style:parent-style-name="Standard">
      <style:text-properties fo:font-variant="small-caps" style:font-name="Bitstream Vera Sans2" fo:font-size="6pt" fo:language="zxx" fo:country="none" fo:font-weight="bold" officeooo:paragraph-rsid="00179553" style:font-size-asian="6pt" style:language-asian="zxx" style:country-asian="none" style:font-weight-asian="bold" style:font-size-complex="6pt"/>
    </style:style>
    <style:style style:name="P7" style:family="paragraph" style:parent-style-name="Standard">
      <style:text-properties fo:font-variant="small-caps" fo:language="zxx" fo:country="none" fo:font-weight="bold" officeooo:paragraph-rsid="00179553" style:language-asian="zxx" style:country-asian="none" style:font-weight-asian="bold"/>
    </style:style>
    <style:style style:name="P8" style:family="paragraph" style:parent-style-name="Standard">
      <style:text-properties fo:font-variant="small-caps" fo:font-size="16pt" fo:language="zxx" fo:country="none" fo:font-weight="bold" officeooo:paragraph-rsid="00179553" style:font-size-asian="16pt" style:language-asian="zxx" style:country-asian="none" style:font-weight-asian="bold" style:font-size-complex="16pt"/>
    </style:style>
    <style:style style:name="P9" style:family="paragraph" style:parent-style-name="Standard">
      <style:text-properties fo:font-variant="small-caps" fo:font-size="10pt" fo:language="zxx" fo:country="none" fo:font-weight="bold" officeooo:paragraph-rsid="00179553" style:font-size-asian="10pt" style:language-asian="zxx" style:country-asian="none" style:font-weight-asian="bold" style:font-size-complex="10pt"/>
    </style:style>
    <style:style style:name="P10" style:family="paragraph" style:parent-style-name="Standard">
      <style:text-properties fo:font-variant="small-caps" fo:font-size="14pt" fo:language="zxx" fo:country="none" fo:font-weight="bold" officeooo:paragraph-rsid="00179553" style:font-size-asian="14pt" style:language-asian="zxx" style:country-asian="none" style:font-weight-asian="bold" style:font-size-complex="14pt"/>
    </style:style>
    <style:style style:name="P11" style:family="paragraph" style:parent-style-name="Standard">
      <style:text-properties fo:font-variant="small-caps" fo:font-size="6pt" fo:language="zxx" fo:country="none" fo:font-weight="bold" officeooo:paragraph-rsid="00179553" style:font-size-asian="6pt" style:language-asian="zxx" style:country-asian="none" style:font-weight-asian="bold" style:font-size-complex="6pt"/>
    </style:style>
    <style:style style:name="P12" style:family="paragraph" style:parent-style-name="Standard">
      <style:text-properties fo:font-variant="small-caps" fo:font-size="8pt" fo:language="zxx" fo:country="none" fo:font-weight="bold" officeooo:paragraph-rsid="00179553" style:font-size-asian="8pt" style:language-asian="zxx" style:country-asian="none" style:font-weight-asian="bold" style:font-size-complex="8pt"/>
    </style:style>
    <style:style style:name="P13" style:family="paragraph" style:parent-style-name="Standard">
      <style:text-properties fo:font-size="15pt" officeooo:paragraph-rsid="00179553" style:font-size-asian="15pt" style:font-size-complex="15pt"/>
    </style:style>
    <style:style style:name="P1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1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1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1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Header">
      <style:text-properties fo:font-size="3pt" style:font-size-asian="4pt" style:font-size-complex="4pt"/>
    </style:style>
    <style:style style:name="P21" style:family="paragraph" style:parent-style-name="Header">
      <style:text-properties fo:font-size="14pt" style:font-size-asian="14pt" style:font-size-complex="14pt"/>
    </style:style>
    <style:style style:name="P2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3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24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25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Footer">
      <style:text-properties officeooo:rsid="00178920" officeooo:paragraph-rsid="00178920"/>
    </style:style>
    <style:style style:name="P28" style:family="paragraph" style:parent-style-name="Footer">
      <style:text-properties officeooo:paragraph-rsid="0019fee0"/>
    </style:style>
    <style:style style:name="P2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_5f_En-tête">
      <style:text-properties officeooo:rsid="0019fee0" officeooo:paragraph-rsid="0019fee0"/>
    </style:style>
    <style:style style:name="P3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9pt" fo:font-weight="bold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9pt" style:font-size-asian="9pt" style:font-size-complex="9pt"/>
    </style:style>
    <style:style style:name="P37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Bitstream Vera Sans3" fo:font-size="9pt" style:font-size-asian="9pt" style:font-size-complex="9pt"/>
    </style:style>
    <style:style style:name="P38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Bitstream Vera Sans3" fo:font-size="9pt" fo:background-color="#ffff00" style:font-size-asian="9pt" style:font-size-complex="9pt"/>
    </style:style>
    <style:style style:name="P39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Bitstream Vera Sans3" fo:font-size="9pt" fo:background-color="#ffcc00" style:font-size-asian="9pt" style:font-size-complex="9pt"/>
    </style:style>
    <style:style style:name="P40" style:family="paragraph" style:parent-style-name="Standard">
      <style:paragraph-properties fo:margin-top="0.101cm" fo:margin-bottom="0cm" style:contextual-spacing="false" fo:text-align="center" style:justify-single-word="false" style:snap-to-layout-grid="false">
        <style:tab-stops>
          <style:tab-stop style:position="1cm"/>
        </style:tab-stops>
      </style:paragraph-properties>
      <style:text-properties officeooo:paragraph-rsid="00179553"/>
    </style:style>
    <style:style style:name="P41" style:family="paragraph" style:parent-style-name="Standard">
      <style:paragraph-properties fo:margin-top="0.101cm" fo:margin-bottom="0cm" style:contextual-spacing="false"/>
      <style:text-properties fo:font-variant="small-caps" fo:font-size="10pt" fo:language="zxx" fo:country="none" fo:font-weight="bold" officeooo:paragraph-rsid="00179553" style:font-size-asian="10pt" style:language-asian="zxx" style:country-asian="none" style:font-weight-asian="bold" style:font-size-complex="10pt"/>
    </style:style>
    <style:style style:name="P42" style:family="paragraph" style:parent-style-name="Standard">
      <style:paragraph-properties fo:margin-top="0.499cm" fo:margin-bottom="0cm" style:contextual-spacing="false"/>
      <style:text-properties fo:font-variant="small-caps" fo:language="zxx" fo:country="none" fo:font-weight="bold" officeooo:paragraph-rsid="00179553" style:language-asian="zxx" style:country-asian="none" style:font-weight-asian="bold"/>
    </style:style>
    <style:style style:name="P43" style:family="paragraph" style:parent-style-name="Table_20_Contents">
      <style:paragraph-properties fo:text-align="justify" style:justify-single-word="false"/>
      <style:text-properties style:font-name="Bitstream Vera Sans3" fo:font-size="9pt" style:font-size-asian="9pt" style:font-size-complex="9pt"/>
    </style:style>
    <style:style style:name="P44" style:family="paragraph" style:parent-style-name="_5f_Paragraphe_20_livret_20_">
      <style:paragraph-properties fo:margin-top="0cm" fo:margin-bottom="0.101cm" style:contextual-spacing="false"/>
      <style:text-properties fo:font-size="2pt" style:font-size-asian="1.75pt" style:font-size-complex="2pt"/>
    </style:style>
    <style:style style:name="P45" style:family="paragraph" style:parent-style-name="_5f_Paragraphe_20_livret_20_réponse_20_élève">
      <style:paragraph-properties fo:margin-top="0.138cm" fo:margin-bottom="0.138cm" style:contextual-spacing="false" fo:line-height="100%">
        <style:tab-stops>
          <style:tab-stop style:position="6.301cm"/>
        </style:tab-stops>
      </style:paragraph-properties>
    </style:style>
    <style:style style:name="P46" style:family="paragraph" style:parent-style-name="_5f_Paragraphe_20_livret_20_réponse_20_élève">
      <style:paragraph-properties fo:margin-top="0.138cm" fo:margin-bottom="0.138cm" style:contextual-spacing="false" fo:line-height="100%" fo:break-before="column">
        <style:tab-stops>
          <style:tab-stop style:position="6.301cm"/>
        </style:tab-stops>
      </style:paragraph-properties>
    </style:style>
    <style:style style:name="P47" style:family="paragraph" style:parent-style-name="Exo_5f_Num">
      <style:paragraph-properties fo:margin-top="0.7cm" fo:margin-bottom="0.101cm" style:contextual-spacing="false"/>
    </style:style>
    <style:style style:name="P48" style:family="paragraph" style:parent-style-name="Exo_5f_Num">
      <style:paragraph-properties fo:margin-top="0.6cm" fo:margin-bottom="0.101cm" style:contextual-spacing="false"/>
      <style:text-properties officeooo:paragraph-rsid="003d8e7f"/>
    </style:style>
    <style:style style:name="P49" style:family="paragraph" style:parent-style-name="Exo_5f_Num">
      <style:paragraph-properties fo:margin-top="0.499cm" fo:margin-bottom="0.101cm" style:contextual-spacing="false"/>
      <style:text-properties officeooo:paragraph-rsid="004d6686"/>
    </style:style>
    <style:style style:name="P50" style:family="paragraph" style:parent-style-name="Exo_5f_Num">
      <style:paragraph-properties fo:margin-top="0.64cm" fo:margin-bottom="0.199cm" style:contextual-spacing="false"/>
    </style:style>
    <style:style style:name="P51" style:family="paragraph" style:parent-style-name="Exo_5f_Num">
      <style:paragraph-properties fo:margin-top="0.4cm" fo:margin-bottom="0.199cm" style:contextual-spacing="false"/>
    </style:style>
    <style:style style:name="P52" style:family="paragraph" style:parent-style-name="Exo_5f_Num">
      <style:paragraph-properties fo:margin-top="0.499cm" fo:margin-bottom="0.199cm" style:contextual-spacing="false"/>
    </style:style>
    <style:style style:name="P53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style:font-name="Bitstream Vera Sans2" fo:font-size="10pt" fo:language="zxx" fo:country="none" fo:font-style="normal" officeooo:paragraph-rsid="00179553" style:font-size-asian="10pt" style:language-asian="zxx" style:country-asian="none" style:font-style-asian="normal" style:font-size-complex="10pt" style:font-style-complex="normal"/>
    </style:style>
    <style:style style:name="P54" style:family="paragraph" style:parent-style-name="_5f_Paragraphe_20_livret_20_" style:list-style-name="liste_5f_abc">
      <style:paragraph-properties fo:margin-top="0cm" fo:margin-bottom="0cm" style:contextual-spacing="false" style:line-height-at-least="0.9cm">
        <style:tab-stops/>
      </style:paragraph-properties>
      <style:text-properties officeooo:paragraph-rsid="005077b5"/>
    </style:style>
    <style:style style:name="P55" style:family="paragraph" style:parent-style-name="_5f_Paragraphe_20_livret_20_" style:list-style-name="liste_5f_abc">
      <style:paragraph-properties fo:margin-top="0.101cm" fo:margin-bottom="0.3cm" style:contextual-spacing="false"/>
      <style:text-properties officeooo:paragraph-rsid="00179553"/>
    </style:style>
    <style:style style:name="P56" style:family="paragraph" style:parent-style-name="_5f_Paragraphe_20_livret_20_" style:list-style-name="liste_5f_abc">
      <style:paragraph-properties fo:margin-top="0cm" fo:margin-bottom="0.3cm" style:contextual-spacing="false" fo:break-before="column"/>
      <style:text-properties officeooo:paragraph-rsid="00179553"/>
    </style:style>
    <style:style style:name="P57" style:family="paragraph" style:parent-style-name="_5f_Paragraphe_20_livret_20_" style:list-style-name="liste_5f_abc">
      <style:paragraph-properties fo:margin-top="0.6cm" fo:margin-bottom="0.801cm" style:contextual-spacing="false"/>
      <style:text-properties officeooo:paragraph-rsid="00179553"/>
    </style:style>
    <style:style style:name="P58" style:family="paragraph" style:parent-style-name="_5f_Paragraphe_20_livret_20_" style:list-style-name="liste_5f_abc">
      <style:paragraph-properties fo:margin-top="0.199cm" fo:margin-bottom="0cm" style:contextual-spacing="false" style:line-height-at-least="0.9cm">
        <style:tab-stops/>
      </style:paragraph-properties>
      <style:text-properties officeooo:paragraph-rsid="005077b5"/>
    </style:style>
    <style:style style:name="P59" style:family="paragraph" style:parent-style-name="_5f_Paragraphe_20_livret_20_réponse_20_élève" style:list-style-name="liste_5f_abc">
      <style:paragraph-properties style:line-height-at-least="0.9cm"/>
    </style:style>
    <style:style style:name="P60" style:family="paragraph" style:parent-style-name="_5f_Paragraphe_20_livret_20_réponse_20_élève" style:list-style-name="liste_5f_abc">
      <style:paragraph-properties fo:margin-top="0.138cm" fo:margin-bottom="0.138cm" style:contextual-spacing="false" fo:line-height="100%">
        <style:tab-stops>
          <style:tab-stop style:position="6.301cm"/>
        </style:tab-stops>
      </style:paragraph-properties>
    </style:style>
    <style:style style:name="P61" style:family="paragraph" style:parent-style-name="_5f_Paragraphe_20_livret_20_réponse_20_élève" style:list-style-name="liste_5f_abc">
      <style:paragraph-properties fo:margin-top="0.138cm" fo:margin-bottom="0.138cm" style:contextual-spacing="false" fo:line-height="100%">
        <style:tab-stops>
          <style:tab-stop style:position="6.301cm"/>
        </style:tab-stops>
      </style:paragraph-properties>
      <style:text-properties officeooo:paragraph-rsid="0053b3c4"/>
    </style:style>
    <style:style style:name="P62" style:family="paragraph" style:parent-style-name="_5f_Paragraphe_20_livret_20_réponse_20_élève" style:list-style-name="liste_5f_abc">
      <style:paragraph-properties fo:margin-top="0.199cm" fo:margin-bottom="0cm" style:contextual-spacing="false" style:line-height-at-least="0.9cm">
        <style:tab-stops/>
      </style:paragraph-properties>
      <style:text-properties officeooo:paragraph-rsid="004e9660"/>
    </style:style>
    <style:style style:name="P63" style:family="paragraph" style:parent-style-name="_5f_Paragraphe_20_livret_20_réponse_20_élève" style:list-style-name="liste_5f_abc">
      <style:paragraph-properties fo:margin-top="0.199cm" fo:margin-bottom="0cm" style:contextual-spacing="false" style:line-height-at-least="0.9cm"/>
    </style:style>
    <style:style style:name="P64" style:family="paragraph" style:parent-style-name="_5f_Pied_20_de_20_page" style:list-style-name="">
      <style:paragraph-properties fo:text-align="end" style:justify-single-word="false"/>
    </style:style>
    <style:style style:name="P65" style:family="paragraph" style:parent-style-name="_5f_Pied_20_de_20_page">
      <style:paragraph-properties fo:text-align="end" style:justify-single-word="false"/>
    </style:style>
    <style:style style:name="P66" style:family="paragraph" style:parent-style-name="_5f_Pied_20_de_20_page" style:list-style-name=""/>
    <style:style style:name="P6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8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24" fo:break-before="auto" fo:break-after="auto" style:shadow="none">
        <style:tab-stops/>
      </style:paragraph-properties>
      <style:text-properties style:font-name="Bitstream Vera Sans2" fo:font-size="10pt" fo:font-style="normal" fo:font-weight="bold" officeooo:rsid="00290c92" officeooo:paragraph-rsid="001a8406" style:font-size-asian="10pt" style:font-style-asian="normal" style:font-weight-asian="bold" style:font-size-complex="10pt" style:font-style-complex="normal" style:font-weight-complex="bold"/>
    </style:style>
    <style:style style:name="P69" style:family="paragraph">
      <loext:graphic-properties draw:fill-color="#ffff00"/>
    </style:style>
    <style:style style:name="P70" style:family="paragraph">
      <loext:graphic-properties draw:fill="solid" draw:fill-color="#ecf191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ead68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1ca2b8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9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font-relief="none"/>
    </style:style>
    <style:style style:name="P80" style:family="paragraph">
      <style:paragraph-properties fo:text-align="center"/>
    </style:style>
    <style:style style:name="P8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83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9fee0"/>
    </style:style>
    <style:style style:name="T6" style:family="text">
      <style:text-properties style:font-name="Bitstream Vera Sans2"/>
    </style:style>
    <style:style style:name="T7" style:family="text">
      <style:text-properties style:font-name="Bitstream Vera Sans2" fo:font-size="10pt" style:font-size-asian="10pt" style:font-size-complex="10pt"/>
    </style:style>
    <style:style style:name="T8" style:family="text">
      <style:text-properties style:font-name="OpenSymbol"/>
    </style:style>
    <style:style style:name="T9" style:family="text">
      <style:text-properties style:font-name="OpenSymbol" fo:font-size="10pt" style:font-size-asian="10pt" style:font-size-complex="10pt"/>
    </style:style>
    <style:style style:name="T10" style:family="text">
      <style:text-properties style:font-name="OpenSymbol2" style:font-name-asian="OpenSymbol2" style:font-name-complex="OpenSymbol2"/>
    </style:style>
    <style:style style:name="T11" style:family="text">
      <style:text-properties style:font-name="OpenSymbol2" fo:background-color="#ffff00" loext:char-shading-value="0" style:font-name-asian="OpenSymbol2" style:font-name-complex="OpenSymbol2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use-window-font-color="true" loext:opacity="0%" style:font-name="Bitstream Vera Sans" fo:font-size="10pt" fo:letter-spacing="-0.004cm" fo:font-weight="normal" officeooo:rsid="00568df4" style:font-size-asian="10.5pt"/>
    </style:style>
    <style:style style:name="T14" style:family="text">
      <style:text-properties fo:letter-spacing="-0.014cm"/>
    </style:style>
    <style:style style:name="T15" style:family="text">
      <style:text-properties fo:letter-spacing="-0.014cm" style:text-underline-style="none" fo:font-weight="normal" style:font-weight-asian="normal" style:font-weight-complex="normal"/>
    </style:style>
    <style:style style:name="T16" style:family="text">
      <style:text-properties style:text-position="0% 100%" fo:font-size="10pt" officeooo:rsid="00425cb8" style:font-size-asian="10pt" style:font-size-complex="10pt"/>
    </style:style>
    <style:style style:name="T17" style:family="text">
      <style:text-properties officeooo:rsid="00442823"/>
    </style:style>
    <style:style style:name="T18" style:family="text">
      <style:text-properties fo:letter-spacing="-0.004cm"/>
    </style:style>
    <style:style style:name="T19" style:family="text">
      <style:text-properties fo:letter-spacing="-0.004cm" officeooo:rsid="0015d9d2"/>
    </style:style>
    <style:style style:name="T20" style:family="text">
      <style:text-properties fo:letter-spacing="-0.004cm" officeooo:rsid="004a7c02"/>
    </style:style>
    <style:style style:name="T21" style:family="text">
      <style:text-properties fo:background-color="#ffff00" loext:char-shading-value="0"/>
    </style:style>
    <style:style style:name="T2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vg:stroke-color="#000000" draw:fill-color="#ffff00" draw:textarea-horizontal-align="justify" draw:textarea-vertical-align="middle" draw:auto-grow-height="false" fo:min-height="0.4cm" fo:min-width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00" draw:textarea-horizontal-align="justify" draw:textarea-vertical-align="middle" draw:auto-grow-height="false" fo:min-height="0.457cm" fo:min-width="0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00" draw:textarea-horizontal-align="justify" draw:textarea-vertical-align="middle" draw:auto-grow-height="false" fo:min-height="0.499cm" fo:min-width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ecf191" draw:textarea-horizontal-align="left" draw:textarea-vertical-align="top" draw:auto-grow-height="false" fo:min-height="0.291cm" fo:min-width="0cm" fo:padding-top="0.229cm" fo:padding-bottom="0.229cm" fo:padding-left="0.441cm" fo:padding-right="0.441cm" fo:wrap-option="wrap" draw:shadow="hidden" draw:shadow-offset-x="0.3cm" draw:shadow-offset-y="0.3cm" draw:shadow-color="#808080" style:run-through="background"/>
    </style:style>
    <style:style style:name="gr6" style:family="graphic">
      <style:graphic-properties draw:stroke="none" svg:stroke-width="0.019cm" svg:stroke-color="#000000" draw:marker-start-width="0.3cm" draw:marker-start-center="false" draw:marker-end-width="0.3cm" draw:marker-end-center="false" draw:fill="solid" draw:fill-color="#ecf191" draw:textarea-horizontal-align="left" draw:textarea-vertical-align="top" draw:auto-grow-height="false" fo:min-height="0.284cm" fo:min-width="0cm" fo:padding-top="0.229cm" fo:padding-bottom="0.229cm" fo:padding-left="0.441cm" fo:padding-right="0.441cm" fo:wrap-option="wrap" draw:shadow="hidden" draw:shadow-offset-x="0.3cm" draw:shadow-offset-y="0.3cm" draw:shadow-color="#808080" style:run-through="background"/>
    </style:style>
    <style:style style:name="gr7" style:family="graphic">
      <style:graphic-properties style:run-through="background"/>
    </style:style>
    <style:style style:name="gr8" style:family="graphic">
      <style:graphic-properties draw:stroke="none" svg:stroke-width="0.019cm" svg:stroke-color="#000000" draw:marker-start-width="0.3cm" draw:marker-start-center="false" draw:marker-end-width="0.3cm" draw:marker-end-center="false" draw:fill="solid" draw:fill-color="#c0c0c0" draw:textarea-horizontal-align="left" draw:textarea-vertical-align="top" draw:auto-grow-height="false" fo:min-height="0.295cm" fo:min-width="0.614cm" fo:padding-top="0.229cm" fo:padding-bottom="0.229cm" fo:padding-left="0.441cm" fo:padding-right="0.441cm" fo:wrap-option="wrap" draw:shadow="hidden" draw:shadow-offset-x="0.3cm" draw:shadow-offset-y="0.3cm" draw:shadow-color="#808080" style:run-through="background"/>
    </style:style>
    <style:style style:name="gr9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none" draw:fill-color="#ffffff" draw:textarea-horizontal-align="left" draw:textarea-vertical-align="top" draw:auto-grow-height="false" fo:min-height="0.64cm" fo:min-width="0.21cm" fo:padding-top="0.212cm" fo:padding-bottom="0.212cm" fo:padding-left="0.423cm" fo:padding-right="0.423cm" fo:wrap-option="wrap" draw:shadow="hidden" draw:shadow-offset-x="0.3cm" draw:shadow-offset-y="0.3cm" draw:shadow-color="#808080" style:run-through="background"/>
    </style:style>
    <style:style style:name="gr10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none" draw:fill-color="#ffffff" draw:textarea-horizontal-align="left" draw:textarea-vertical-align="top" draw:auto-grow-height="false" fo:min-height="0.633cm" fo:min-width="0.21cm" fo:padding-top="0.212cm" fo:padding-bottom="0.212cm" fo:padding-left="0.423cm" fo:padding-right="0.423cm" fo:wrap-option="wrap" draw:shadow="hidden" draw:shadow-offset-x="0.3cm" draw:shadow-offset-y="0.3cm" draw:shadow-color="#808080" style:run-through="background"/>
    </style:style>
    <style:style style:name="gr12" style:family="graphic">
      <style:graphic-properties draw:stroke="none" svg:stroke-width="0.019cm" svg:stroke-color="#000000" draw:marker-start-width="0.3cm" draw:marker-start-center="false" draw:marker-end-width="0.3cm" draw:marker-end-center="false" draw:fill="solid" draw:fill-color="#ecf191" draw:textarea-horizontal-align="left" draw:textarea-vertical-align="top" draw:auto-grow-height="false" fo:min-height="1.042cm" fo:min-width="0.508cm" fo:padding-top="0.229cm" fo:padding-bottom="0.229cm" fo:padding-left="0.441cm" fo:padding-right="0.441cm" fo:wrap-option="wrap" draw:shadow="hidden" draw:shadow-offset-x="0.3cm" draw:shadow-offset-y="0.3cm" draw:shadow-color="#808080" style:run-through="background"/>
    </style:style>
    <style:style style:name="gr13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none" draw:fill-color="#ffffff" draw:textarea-horizontal-align="left" draw:textarea-vertical-align="top" draw:auto-grow-height="false" fo:min-height="0.633cm" fo:min-width="0.182cm" fo:padding-top="0.212cm" fo:padding-bottom="0.212cm" fo:padding-left="0.423cm" fo:padding-right="0.423cm" fo:wrap-option="wrap" draw:shadow="hidden" draw:shadow-offset-x="0.3cm" draw:shadow-offset-y="0.3cm" draw:shadow-color="#808080" style:run-through="background"/>
    </style:style>
    <style:style style:name="gr1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solid" draw:fill-color="#ead680" draw:textarea-horizontal-align="left" draw:textarea-vertical-align="top" draw:auto-grow-height="false" fo:min-height="0.58cm" fo:min-width="1.18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solid" draw:fill-color="#ead680" draw:textarea-horizontal-align="left" draw:textarea-vertical-align="top" draw:auto-grow-height="false" fo:min-height="0.579cm" fo:min-width="0.164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solid" draw:fill-color="#ead680" draw:textarea-horizontal-align="left" draw:textarea-vertical-align="top" draw:auto-grow-height="false" fo:min-height="0.078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solid" draw:fill-color="#ead680" draw:textarea-horizontal-align="left" draw:textarea-vertical-align="top" draw:auto-grow-height="false" fo:min-height="0.076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solid" draw:fill-color="#ffffff" draw:textarea-horizontal-align="left" draw:textarea-vertical-align="top" draw:auto-grow-height="false" fo:min-height="0.076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solid" draw:fill-color="#ffffff" draw:textarea-horizontal-align="left" draw:textarea-vertical-align="top" draw:auto-grow-height="false" fo:min-height="0.078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19cm" svg:stroke-color="#000000" draw:marker-start-width="0.3cm" draw:marker-start-center="false" draw:marker-end-width="0.3cm" draw:marker-end-center="false" draw:stroke-linejoin="miter" draw:fill="solid" draw:fill-color="#ead680" draw:textarea-horizontal-align="left" draw:textarea-vertical-align="top" draw:auto-grow-height="false" fo:min-height="0.579cm" fo:min-width="0.168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9cm" svg:stroke-color="#000000" draw:marker-start-width="0.199cm" draw:marker-start-center="false" draw:marker-end-width="0.199cm" draw:marker-end-center="false" draw:stroke-linejoin="miter" draw:fill="solid" draw:fill-color="#1ca2b8" draw:textarea-horizontal-align="left" draw:textarea-vertical-align="top" draw:auto-grow-height="false" fo:min-height="0.074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background"/>
    </style:style>
    <style:style style:name="gr23" style:family="graphic">
      <style:graphic-properties draw:stroke="solid" svg:stroke-width="0.019cm" svg:stroke-color="#000000" draw:marker-start-width="0.199cm" draw:marker-start-center="false" draw:marker-end-width="0.199cm" draw:marker-end-center="false" draw:stroke-linejoin="miter" draw:fill="solid" draw:fill-color="#1ca2b8" draw:textarea-horizontal-align="left" draw:textarea-vertical-align="top" draw:auto-grow-height="false" fo:min-height="0.076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background"/>
    </style:style>
    <style:style style:name="gr24" style:family="graphic">
      <style:graphic-properties draw:stroke="solid" svg:stroke-width="0.019cm" svg:stroke-color="#000000" draw:marker-start-width="0.199cm" draw:marker-start-center="false" draw:marker-end-width="0.199cm" draw:marker-end-center="false" draw:stroke-linejoin="miter" draw:fill="solid" draw:fill-color="#ffffff" draw:textarea-horizontal-align="left" draw:textarea-vertical-align="top" draw:auto-grow-height="false" fo:min-height="0.076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background"/>
    </style:style>
    <style:style style:name="gr25" style:family="graphic">
      <style:graphic-properties draw:stroke="solid" svg:stroke-width="0.019cm" svg:stroke-color="#000000" draw:marker-start-width="0.199cm" draw:marker-start-center="false" draw:marker-end-width="0.199cm" draw:marker-end-center="false" draw:stroke-linejoin="miter" draw:fill="solid" draw:fill-color="#ffffff" draw:textarea-horizontal-align="left" draw:textarea-vertical-align="top" draw:auto-grow-height="false" fo:min-height="0.074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background"/>
    </style:style>
    <style:style style:name="gr2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tyle:run-through="foreground"/>
    </style:style>
    <style:style style:name="gr28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37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3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39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4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4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4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4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4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4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4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47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4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3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3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3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3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/>
      <text:list xml:id="list2664886126" text:style-name="Num_5f_Exo">
        <text:list-item>
          <text:h text:style-name="P47" text:outline-level="1"><text:span text:style-name="_5f_BVS"><text:span text:style-name="T12"> </text:span></text:span><text:span text:style-name="_5f_BVS"><text:span text:style-name="T15">Pour chaque figure, i</text:span></text:span><text:span text:style-name="_5f_BVS"><text:span text:style-name="T14">ndique la fraction de la surface totale qui est colorée.</text:span></text:span></text:h>
        </text:list-item>
      </text:list>
      <text:list xml:id="list1369189959" text:style-name="_5f_Numérotation_20_des_20_exercices_20_livrets">
        <text:list-header>
          <text:p text:style-name="P53"><draw:g text:anchor-type="char" draw:z-index="17" draw:name="Forme6" draw:style-name="gr4"><draw:custom-shape draw:style-name="gr5" draw:text-style-name="P70" svg:width="1.484cm" svg:height="1.5cm" svg:x="4.879cm" svg:y="0.349cm"><text:p/><draw:enhanced-geometry svg:viewBox="0 0 21600 21600" draw:text-areas="5672 10799 16250 21599" draw:type="mso-spt100" draw:modifiers="59.4552732142407 118.856475830078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6" draw:text-style-name="P70" svg:width="1.481cm" svg:height="1.486cm" svg:x="7.142cm" svg:y="0.351cm"><text:p/><draw:enhanced-geometry svg:viewBox="0 0 21600 21600" draw:text-areas="10799 0 21599 10799" draw:type="mso-spt100" draw:modifiers="-179.868309139686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7"><draw:custom-shape draw:style-name="gr8" draw:text-style-name="P71" svg:width="1.497cm" svg:height="1.509cm" svg:x="7.136cm" svg:y="0.344cm"><text:p/><draw:enhanced-geometry svg:viewBox="0 0 21600 21600" draw:text-areas="1 0 21599 10799" draw:type="mso-spt100" draw:modifiers="0 0 21598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9" draw:text-style-name="P72" svg:width="1.498cm" svg:height="1.509cm" svg:x="7.133cm" svg:y="0.34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10" draw:text-style-name="P73" svg:x1="7.131cm" svg:y1="1.092cm" svg:x2="8.626cm" svg:y2="1.092cm"><text:p/></draw:line></draw:g><draw:custom-shape draw:style-name="gr11" draw:text-style-name="P72" svg:width="1.498cm" svg:height="1.502cm" svg:x="4.879cm" svg:y="0.34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10" draw:text-style-name="P73" svg:x1="4.98cm" svg:y1="0.711cm" svg:x2="6.274cm" svg:y2="1.461cm"><text:p/></draw:line><draw:line draw:style-name="gr10" draw:text-style-name="P73" svg:x1="5.625cm" svg:y1="0.344cm" svg:x2="5.625cm" svg:y2="1.843cm"><text:p/></draw:line><draw:line draw:style-name="gr10" draw:text-style-name="P73" svg:x1="5.256cm" svg:y1="0.443cm" svg:x2="6.003cm" svg:y2="1.742cm"><text:p/></draw:line><draw:line draw:style-name="gr10" draw:text-style-name="P73" svg:x1="5.998cm" svg:y1="0.443cm" svg:x2="5.251cm" svg:y2="1.742cm"><text:p/></draw:line><draw:line draw:style-name="gr10" draw:text-style-name="P73" svg:x1="4.98cm" svg:y1="1.468cm" svg:x2="6.274cm" svg:y2="0.718cm"><text:p/></draw:line><draw:line draw:style-name="gr10" draw:text-style-name="P73" svg:x1="4.879cm" svg:y1="1.092cm" svg:x2="6.374cm" svg:y2="1.092cm"><text:p/></draw:line><draw:g draw:style-name="gr7"><draw:custom-shape draw:style-name="gr12" draw:text-style-name="P70" svg:width="1.498cm" svg:height="1.502cm" svg:x="0.37cm" svg:y="0.344cm"><text:p/><draw:enhanced-geometry svg:viewBox="0 0 21600 21600" draw:text-areas="1569 0 21599 21599" draw:type="mso-spt100" draw:modifiers="-149.240814208984 149.036773681641 18561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1" draw:text-style-name="P72" svg:width="1.498cm" svg:height="1.502cm" svg:x="0.372cm" svg:y="0.34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10" draw:text-style-name="P73" svg:x1="0.374cm" svg:y1="1.092cm" svg:x2="1.867cm" svg:y2="1.092cm"><text:p/></draw:line><draw:line draw:style-name="gr10" draw:text-style-name="P73" svg:x1="1.493cm" svg:y1="0.443cm" svg:x2="0.746cm" svg:y2="1.742cm"><text:p/></draw:line><draw:line draw:style-name="gr10" draw:text-style-name="P73" svg:x1="0.746cm" svg:y1="0.443cm" svg:x2="1.493cm" svg:y2="1.742cm"><text:p/></draw:line><draw:line draw:style-name="gr10" draw:text-style-name="P73" svg:x1="1.119cm" svg:y1="0.346cm" svg:x2="1.119cm" svg:y2="1.845cm"><text:p/></draw:line><draw:line draw:style-name="gr10" draw:text-style-name="P73" svg:x1="0.476cm" svg:y1="0.718cm" svg:x2="1.769cm" svg:y2="1.467cm"><text:p/></draw:line><draw:line draw:style-name="gr10" draw:text-style-name="P73" svg:x1="0.477cm" svg:y1="1.475cm" svg:x2="1.77cm" svg:y2="0.726cm"><text:p/></draw:line></draw:g><draw:g draw:style-name="gr7"><draw:custom-shape draw:style-name="gr5" draw:text-style-name="P70" svg:width="1.458cm" svg:height="1.502cm" svg:x="2.665cm" svg:y="0.349cm"><text:p/><draw:enhanced-geometry svg:viewBox="0 0 21600 21600" draw:text-areas="10799 0 21599 10799" draw:type="mso-spt100" draw:modifiers="270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3" draw:text-style-name="P72" svg:width="1.46cm" svg:height="1.502cm" svg:x="2.667cm" svg:y="0.349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10" draw:text-style-name="P73" svg:x1="2.66cm" svg:y1="1.092cm" svg:x2="4.116cm" svg:y2="1.092cm"><text:p/></draw:line><draw:line draw:style-name="gr10" draw:text-style-name="P73" svg:x1="3.389cm" svg:y1="0.344cm" svg:x2="3.389cm" svg:y2="1.845cm"><text:p/></draw:line></draw:g></draw:g></text:p>
        </text:list-header>
      </text:list>
      <text:p text:style-name="P5"/>
      <text:p text:style-name="P6"/>
      <text:p text:style-name="P6"/>
      <text:p text:style-name="P5"/>
      <text:p text:style-name="P5"/>
      <table:table table:name="Tableau7" table:style-name="Tableau7">
        <table:table-column table:style-name="Tableau7.A" table:number-columns-repeated="4"/>
        <table:table-row table:style-name="Tableau7.1">
          <table:table-cell table:style-name="Tableau7.A1" office:value-type="string">
            <text:p text:style-name="P4"><draw:frame draw:style-name="fr5" draw:name="Objet59" text:anchor-type="as-char" svg:width="1.736cm" svg:height="0.87cm" draw:z-index="27"><draw:object xlink:href="./Object 75" xlink:type="simple" xlink:show="embed" xlink:actuate="onLoad"/><draw:image xlink:href="./ObjectReplacements/Object 75" xlink:type="simple" xlink:show="embed" xlink:actuate="onLoad"/></draw:frame></text:p>
          </table:table-cell>
          <table:table-cell table:style-name="Tableau7.A1" office:value-type="string">
            <text:p text:style-name="P4"><draw:frame draw:style-name="fr5" draw:name="Objet60" text:anchor-type="as-char" svg:width="0.492cm" svg:height="0.87cm" draw:z-index="28"><draw:object xlink:href="./Object 76" xlink:type="simple" xlink:show="embed" xlink:actuate="onLoad"/><draw:image xlink:href="./ObjectReplacements/Object 76" xlink:type="simple" xlink:show="embed" xlink:actuate="onLoad"/></draw:frame></text:p>
          </table:table-cell>
          <table:table-cell table:style-name="Tableau7.A1" office:value-type="string">
            <text:p text:style-name="P4"><draw:frame draw:style-name="fr5" draw:name="Objet3" text:anchor-type="as-char" svg:width="1.736cm" svg:height="0.87cm" draw:z-index="33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7.A1" office:value-type="string">
            <text:p text:style-name="P4"><draw:frame draw:style-name="fr5" draw:name="Objet4" text:anchor-type="as-char" svg:width="0.492cm" svg:height="0.87cm" draw:z-index="34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</table:table-row>
      </table:table>
      <text:p text:style-name="P41"><draw:g text:anchor-type="char" draw:z-index="15" draw:name="Forme7" draw:style-name="gr4"><draw:custom-shape draw:style-name="gr22" draw:text-style-name="P76" svg:width="0.502cm" svg:height="0.502cm" svg:x="0.499cm" svg:y="0.564cm"><text:p/><draw:enhanced-geometry svg:viewBox="0 0 21600 21600" draw:type="rectangle" draw:enhanced-path="M 0 0 L 21600 0 21600 21600 0 21600 0 0 Z N"/></draw:custom-shape><draw:custom-shape draw:style-name="gr22" draw:text-style-name="P76" svg:width="0.502cm" svg:height="0.502cm" svg:x="1cm" svg:y="0.564cm"><text:p/><draw:enhanced-geometry svg:viewBox="0 0 21600 21600" draw:type="rectangle" draw:enhanced-path="M 0 0 L 21600 0 21600 21600 0 21600 0 0 Z N"/></draw:custom-shape><draw:custom-shape draw:style-name="gr22" draw:text-style-name="P76" svg:width="0.502cm" svg:height="0.502cm" svg:x="1.501cm" svg:y="0.564cm"><text:p/><draw:enhanced-geometry svg:viewBox="0 0 21600 21600" draw:type="rectangle" draw:enhanced-path="M 0 0 L 21600 0 21600 21600 0 21600 0 0 Z N"/></draw:custom-shape><draw:custom-shape draw:style-name="gr22" draw:text-style-name="P76" svg:width="0.503cm" svg:height="0.502cm" svg:x="2.002cm" svg:y="0.564cm"><text:p/><draw:enhanced-geometry svg:viewBox="0 0 21600 21600" draw:type="rectangle" draw:enhanced-path="M 0 0 L 21600 0 21600 21600 0 21600 0 0 Z N"/></draw:custom-shape><draw:custom-shape draw:style-name="gr23" draw:text-style-name="P76" svg:width="0.502cm" svg:height="0.503cm" svg:x="0.499cm" svg:y="1.065cm"><text:p/><draw:enhanced-geometry svg:viewBox="0 0 21600 21600" draw:type="rectangle" draw:enhanced-path="M 0 0 L 21600 0 21600 21600 0 21600 0 0 Z N"/></draw:custom-shape><draw:custom-shape draw:style-name="gr23" draw:text-style-name="P76" svg:width="0.502cm" svg:height="0.503cm" svg:x="1cm" svg:y="1.065cm"><text:p/><draw:enhanced-geometry svg:viewBox="0 0 21600 21600" draw:type="rectangle" draw:enhanced-path="M 0 0 L 21600 0 21600 21600 0 21600 0 0 Z N"/></draw:custom-shape><draw:custom-shape draw:style-name="gr23" draw:text-style-name="P76" svg:width="0.502cm" svg:height="0.503cm" svg:x="1.501cm" svg:y="1.065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2.002cm" svg:y="1.065cm"><text:p/><draw:enhanced-geometry svg:viewBox="0 0 21600 21600" draw:type="rectangle" draw:enhanced-path="M 0 0 L 21600 0 21600 21600 0 21600 0 0 Z N"/></draw:custom-shape><draw:custom-shape draw:style-name="gr23" draw:text-style-name="P76" svg:width="0.502cm" svg:height="0.503cm" svg:x="0.499cm" svg:y="1.566cm"><text:p/><draw:enhanced-geometry svg:viewBox="0 0 21600 21600" draw:type="rectangle" draw:enhanced-path="M 0 0 L 21600 0 21600 21600 0 21600 0 0 Z N"/></draw:custom-shape><draw:custom-shape draw:style-name="gr23" draw:text-style-name="P76" svg:width="0.502cm" svg:height="0.503cm" svg:x="1cm" svg:y="1.566cm"><text:p/><draw:enhanced-geometry svg:viewBox="0 0 21600 21600" draw:type="rectangle" draw:enhanced-path="M 0 0 L 21600 0 21600 21600 0 21600 0 0 Z N"/></draw:custom-shape><draw:custom-shape draw:style-name="gr24" draw:text-style-name="P77" svg:width="0.502cm" svg:height="0.503cm" svg:x="1.501cm" svg:y="1.566cm"><text:p/><draw:enhanced-geometry svg:viewBox="0 0 21600 21600" draw:type="rectangle" draw:enhanced-path="M 0 0 L 21600 0 21600 21600 0 21600 0 0 Z N"/></draw:custom-shape><draw:custom-shape draw:style-name="gr24" draw:text-style-name="P77" svg:width="0.503cm" svg:height="0.503cm" svg:x="2.002cm" svg:y="1.566cm"><text:p/><draw:enhanced-geometry svg:viewBox="0 0 21600 21600" draw:type="rectangle" draw:enhanced-path="M 0 0 L 21600 0 21600 21600 0 21600 0 0 Z N"/></draw:custom-shape><draw:custom-shape draw:style-name="gr24" draw:text-style-name="P77" svg:width="0.502cm" svg:height="0.503cm" svg:x="0.499cm" svg:y="2.067cm"><text:p/><draw:enhanced-geometry svg:viewBox="0 0 21600 21600" draw:type="rectangle" draw:enhanced-path="M 0 0 L 21600 0 21600 21600 0 21600 0 0 Z N"/></draw:custom-shape><draw:custom-shape draw:style-name="gr24" draw:text-style-name="P77" svg:width="0.502cm" svg:height="0.503cm" svg:x="1cm" svg:y="2.067cm"><text:p/><draw:enhanced-geometry svg:viewBox="0 0 21600 21600" draw:type="rectangle" draw:enhanced-path="M 0 0 L 21600 0 21600 21600 0 21600 0 0 Z N"/></draw:custom-shape><draw:custom-shape draw:style-name="gr24" draw:text-style-name="P77" svg:width="0.502cm" svg:height="0.503cm" svg:x="1.501cm" svg:y="2.067cm"><text:p/><draw:enhanced-geometry svg:viewBox="0 0 21600 21600" draw:type="rectangle" draw:enhanced-path="M 0 0 L 21600 0 21600 21600 0 21600 0 0 Z N"/></draw:custom-shape><draw:custom-shape draw:style-name="gr24" draw:text-style-name="P77" svg:width="0.503cm" svg:height="0.503cm" svg:x="2.002cm" svg:y="2.067cm"><text:p/><draw:enhanced-geometry svg:viewBox="0 0 21600 21600" draw:type="rectangle" draw:enhanced-path="M 0 0 L 21600 0 21600 21600 0 21600 0 0 Z N"/></draw:custom-shape><draw:custom-shape draw:style-name="gr25" draw:text-style-name="P77" svg:width="0.503cm" svg:height="0.502cm" svg:x="3.505cm" svg:y="0.564cm"><text:p/><draw:enhanced-geometry svg:viewBox="0 0 21600 21600" draw:type="rectangle" draw:enhanced-path="M 0 0 L 21600 0 21600 21600 0 21600 0 0 Z N"/></draw:custom-shape><draw:custom-shape draw:style-name="gr25" draw:text-style-name="P77" svg:width="0.503cm" svg:height="0.502cm" svg:x="4.006cm" svg:y="0.564cm"><text:p/><draw:enhanced-geometry svg:viewBox="0 0 21600 21600" draw:type="rectangle" draw:enhanced-path="M 0 0 L 21600 0 21600 21600 0 21600 0 0 Z N"/></draw:custom-shape><draw:custom-shape draw:style-name="gr22" draw:text-style-name="P76" svg:width="0.503cm" svg:height="0.502cm" svg:x="4.507cm" svg:y="0.564cm"><text:p/><draw:enhanced-geometry svg:viewBox="0 0 21600 21600" draw:type="rectangle" draw:enhanced-path="M 0 0 L 21600 0 21600 21600 0 21600 0 0 Z N"/></draw:custom-shape><draw:custom-shape draw:style-name="gr22" draw:text-style-name="P76" svg:width="0.503cm" svg:height="0.502cm" svg:x="5.008cm" svg:y="0.564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3.505cm" svg:y="1.065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4.006cm" svg:y="1.065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4.507cm" svg:y="1.065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5.008cm" svg:y="1.065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3.505cm" svg:y="1.566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4.006cm" svg:y="1.566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4.507cm" svg:y="1.566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5.008cm" svg:y="1.566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3.505cm" svg:y="2.067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4.006cm" svg:y="2.067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4.507cm" svg:y="2.067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5.008cm" svg:y="2.067cm"><text:p/><draw:enhanced-geometry svg:viewBox="0 0 21600 21600" draw:type="rectangle" draw:enhanced-path="M 0 0 L 21600 0 21600 21600 0 21600 0 0 Z N"/></draw:custom-shape><draw:custom-shape draw:style-name="gr25" draw:text-style-name="P77" svg:width="0.503cm" svg:height="0.502cm" svg:x="6.51cm" svg:y="0.564cm"><text:p/><draw:enhanced-geometry svg:viewBox="0 0 21600 21600" draw:type="rectangle" draw:enhanced-path="M 0 0 L 21600 0 21600 21600 0 21600 0 0 Z N"/></draw:custom-shape><draw:custom-shape draw:style-name="gr25" draw:text-style-name="P77" svg:width="0.503cm" svg:height="0.502cm" svg:x="7.011cm" svg:y="0.564cm"><text:p/><draw:enhanced-geometry svg:viewBox="0 0 21600 21600" draw:type="rectangle" draw:enhanced-path="M 0 0 L 21600 0 21600 21600 0 21600 0 0 Z N"/></draw:custom-shape><draw:custom-shape draw:style-name="gr25" draw:text-style-name="P77" svg:width="0.503cm" svg:height="0.502cm" svg:x="7.512cm" svg:y="0.564cm"><text:p/><draw:enhanced-geometry svg:viewBox="0 0 21600 21600" draw:type="rectangle" draw:enhanced-path="M 0 0 L 21600 0 21600 21600 0 21600 0 0 Z N"/></draw:custom-shape><draw:custom-shape draw:style-name="gr25" draw:text-style-name="P77" svg:width="0.503cm" svg:height="0.502cm" svg:x="8.013cm" svg:y="0.564cm"><text:p/><draw:enhanced-geometry svg:viewBox="0 0 21600 21600" draw:type="rectangle" draw:enhanced-path="M 0 0 L 21600 0 21600 21600 0 21600 0 0 Z N"/></draw:custom-shape><draw:custom-shape draw:style-name="gr24" draw:text-style-name="P77" svg:width="0.503cm" svg:height="0.503cm" svg:x="6.51cm" svg:y="1.065cm"><text:p/><draw:enhanced-geometry svg:viewBox="0 0 21600 21600" draw:type="rectangle" draw:enhanced-path="M 0 0 L 21600 0 21600 21600 0 21600 0 0 Z N"/></draw:custom-shape><draw:custom-shape draw:style-name="gr24" draw:text-style-name="P77" svg:width="0.503cm" svg:height="0.503cm" svg:x="7.011cm" svg:y="1.065cm"><text:p/><draw:enhanced-geometry svg:viewBox="0 0 21600 21600" draw:type="rectangle" draw:enhanced-path="M 0 0 L 21600 0 21600 21600 0 21600 0 0 Z N"/></draw:custom-shape><draw:custom-shape draw:style-name="gr24" draw:text-style-name="P77" svg:width="0.503cm" svg:height="0.503cm" svg:x="7.512cm" svg:y="1.065cm"><text:p/><draw:enhanced-geometry svg:viewBox="0 0 21600 21600" draw:type="rectangle" draw:enhanced-path="M 0 0 L 21600 0 21600 21600 0 21600 0 0 Z N"/></draw:custom-shape><draw:custom-shape draw:style-name="gr24" draw:text-style-name="P77" svg:width="0.503cm" svg:height="0.503cm" svg:x="8.013cm" svg:y="1.065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6.51cm" svg:y="1.566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7.011cm" svg:y="1.566cm"><text:p/><draw:enhanced-geometry svg:viewBox="0 0 21600 21600" draw:type="rectangle" draw:enhanced-path="M 0 0 L 21600 0 21600 21600 0 21600 0 0 Z N"/></draw:custom-shape><draw:custom-shape draw:style-name="gr24" draw:text-style-name="P77" svg:width="0.503cm" svg:height="0.503cm" svg:x="7.512cm" svg:y="1.566cm"><text:p/><draw:enhanced-geometry svg:viewBox="0 0 21600 21600" draw:type="rectangle" draw:enhanced-path="M 0 0 L 21600 0 21600 21600 0 21600 0 0 Z N"/></draw:custom-shape><draw:custom-shape draw:style-name="gr24" draw:text-style-name="P77" svg:width="0.503cm" svg:height="0.503cm" svg:x="8.013cm" svg:y="1.566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6.51cm" svg:y="2.067cm"><text:p/><draw:enhanced-geometry svg:viewBox="0 0 21600 21600" draw:type="rectangle" draw:enhanced-path="M 0 0 L 21600 0 21600 21600 0 21600 0 0 Z N"/></draw:custom-shape><draw:custom-shape draw:style-name="gr23" draw:text-style-name="P76" svg:width="0.503cm" svg:height="0.503cm" svg:x="7.011cm" svg:y="2.067cm"><text:p/><draw:enhanced-geometry svg:viewBox="0 0 21600 21600" draw:type="rectangle" draw:enhanced-path="M 0 0 L 21600 0 21600 21600 0 21600 0 0 Z N"/></draw:custom-shape><draw:custom-shape draw:style-name="gr24" draw:text-style-name="P77" svg:width="0.503cm" svg:height="0.503cm" svg:x="7.512cm" svg:y="2.067cm"><text:p/><draw:enhanced-geometry svg:viewBox="0 0 21600 21600" draw:type="rectangle" draw:enhanced-path="M 0 0 L 21600 0 21600 21600 0 21600 0 0 Z N"/></draw:custom-shape><draw:custom-shape draw:style-name="gr24" draw:text-style-name="P77" svg:width="0.503cm" svg:height="0.503cm" svg:x="8.013cm" svg:y="2.067cm"><text:p/><draw:enhanced-geometry svg:viewBox="0 0 21600 21600" draw:type="rectangle" draw:enhanced-path="M 0 0 L 21600 0 21600 21600 0 21600 0 0 Z N"/></draw:custom-shape></draw:g></text:p>
      <text:p text:style-name="P9"/>
      <text:p text:style-name="P9"/>
      <text:p text:style-name="P11"/>
      <text:p text:style-name="P12"/>
      <text:p text:style-name="P10"/>
      <text:p text:style-name="P3"/>
      <table:table table:name="Tableau8" table:style-name="Tableau8">
        <table:table-column table:style-name="Tableau8.A" table:number-columns-repeated="3"/>
        <table:table-row table:style-name="Tableau8.1">
          <table:table-cell table:style-name="Tableau8.A1" office:value-type="string">
            <text:p text:style-name="P4"><draw:frame draw:style-name="fr5" draw:name="Objet5" text:anchor-type="as-char" svg:width="1.736cm" svg:height="0.87cm" draw:z-index="35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  <table:table-cell table:style-name="Tableau8.A1" office:value-type="string">
            <text:p text:style-name="P4"><draw:frame draw:style-name="fr5" draw:name="Objet6" text:anchor-type="as-char" svg:width="1.736cm" svg:height="0.87cm" draw:z-index="36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8.A1" office:value-type="string">
            <text:p text:style-name="P4"><draw:frame draw:style-name="fr5" draw:name="Objet8" text:anchor-type="as-char" svg:width="1.736cm" svg:height="0.87cm" draw:z-index="37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</table:table-row>
      </table:table>
      <text:p text:style-name="P42"><draw:g text:anchor-type="char" draw:z-index="16" draw:name="Forme8" draw:style-name="gr14"><draw:custom-shape draw:style-name="gr15" draw:text-style-name="P74" svg:width="2.031cm" svg:height="1.008cm" svg:x="6.591cm" svg:y="1.46cm"><text:p/><draw:enhanced-geometry svg:viewBox="0 0 21600 21600" draw:type="rectangle" draw:enhanced-path="M 0 0 L 21600 0 21600 21600 0 21600 0 0 Z N"/></draw:custom-shape><draw:custom-shape draw:style-name="gr16" draw:text-style-name="P74" svg:width="1.015cm" svg:height="1.006cm" svg:x="7.607cm" svg:y="0.455cm"><text:p/><draw:enhanced-geometry svg:viewBox="0 0 21600 21600" draw:type="rectangle" draw:enhanced-path="M 0 0 L 21600 0 21600 21600 0 21600 0 0 Z N"/></draw:custom-shape><draw:custom-shape draw:style-name="gr17" draw:text-style-name="P74" svg:width="0.509cm" svg:height="0.505cm" svg:x="4.561cm" svg:y="0.455cm"><text:p/><draw:enhanced-geometry svg:viewBox="0 0 21600 21600" draw:type="rectangle" draw:enhanced-path="M 0 0 L 21600 0 21600 21600 0 21600 0 0 Z N"/></draw:custom-shape><draw:custom-shape draw:style-name="gr17" draw:text-style-name="P74" svg:width="0.509cm" svg:height="0.505cm" svg:x="5.069cm" svg:y="0.455cm"><text:p/><draw:enhanced-geometry svg:viewBox="0 0 21600 21600" draw:type="rectangle" draw:enhanced-path="M 0 0 L 21600 0 21600 21600 0 21600 0 0 Z N"/></draw:custom-shape><draw:custom-shape draw:style-name="gr18" draw:text-style-name="P74" svg:width="0.509cm" svg:height="0.503cm" svg:x="4.561cm" svg:y="0.961cm"><text:p/><draw:enhanced-geometry svg:viewBox="0 0 21600 21600" draw:type="rectangle" draw:enhanced-path="M 0 0 L 21600 0 21600 21600 0 21600 0 0 Z N"/></draw:custom-shape><draw:custom-shape draw:style-name="gr19" draw:text-style-name="P75" svg:width="0.509cm" svg:height="0.503cm" svg:x="5.069cm" svg:y="0.961cm"><text:p/><draw:enhanced-geometry svg:viewBox="0 0 21600 21600" draw:type="rectangle" draw:enhanced-path="M 0 0 L 21600 0 21600 21600 0 21600 0 0 Z N"/></draw:custom-shape><draw:custom-shape draw:style-name="gr19" draw:text-style-name="P75" svg:width="0.511cm" svg:height="0.503cm" svg:x="3.545cm" svg:y="1.46cm"><text:p/><draw:enhanced-geometry svg:viewBox="0 0 21600 21600" draw:type="rectangle" draw:enhanced-path="M 0 0 L 21600 0 21600 21600 0 21600 0 0 Z N"/></draw:custom-shape><draw:custom-shape draw:style-name="gr19" draw:text-style-name="P75" svg:width="0.511cm" svg:height="0.503cm" svg:x="4.053cm" svg:y="1.46cm"><text:p/><draw:enhanced-geometry svg:viewBox="0 0 21600 21600" draw:type="rectangle" draw:enhanced-path="M 0 0 L 21600 0 21600 21600 0 21600 0 0 Z N"/></draw:custom-shape><draw:custom-shape draw:style-name="gr19" draw:text-style-name="P75" svg:width="0.509cm" svg:height="0.503cm" svg:x="4.561cm" svg:y="1.46cm"><text:p/><draw:enhanced-geometry svg:viewBox="0 0 21600 21600" draw:type="rectangle" draw:enhanced-path="M 0 0 L 21600 0 21600 21600 0 21600 0 0 Z N"/></draw:custom-shape><draw:custom-shape draw:style-name="gr19" draw:text-style-name="P75" svg:width="0.509cm" svg:height="0.503cm" svg:x="5.069cm" svg:y="1.46cm"><text:p/><draw:enhanced-geometry svg:viewBox="0 0 21600 21600" draw:type="rectangle" draw:enhanced-path="M 0 0 L 21600 0 21600 21600 0 21600 0 0 Z N"/></draw:custom-shape><draw:custom-shape draw:style-name="gr19" draw:text-style-name="P75" svg:width="0.511cm" svg:height="0.503cm" svg:x="3.545cm" svg:y="1.963cm"><text:p/><draw:enhanced-geometry svg:viewBox="0 0 21600 21600" draw:type="rectangle" draw:enhanced-path="M 0 0 L 21600 0 21600 21600 0 21600 0 0 Z N"/></draw:custom-shape><draw:custom-shape draw:style-name="gr19" draw:text-style-name="P75" svg:width="0.511cm" svg:height="0.503cm" svg:x="4.053cm" svg:y="1.963cm"><text:p/><draw:enhanced-geometry svg:viewBox="0 0 21600 21600" draw:type="rectangle" draw:enhanced-path="M 0 0 L 21600 0 21600 21600 0 21600 0 0 Z N"/></draw:custom-shape><draw:custom-shape draw:style-name="gr19" draw:text-style-name="P75" svg:width="0.509cm" svg:height="0.503cm" svg:x="4.561cm" svg:y="1.963cm"><text:p/><draw:enhanced-geometry svg:viewBox="0 0 21600 21600" draw:type="rectangle" draw:enhanced-path="M 0 0 L 21600 0 21600 21600 0 21600 0 0 Z N"/></draw:custom-shape><draw:custom-shape draw:style-name="gr19" draw:text-style-name="P75" svg:width="0.509cm" svg:height="0.503cm" svg:x="5.069cm" svg:y="1.963cm"><text:p/><draw:enhanced-geometry svg:viewBox="0 0 21600 21600" draw:type="rectangle" draw:enhanced-path="M 0 0 L 21600 0 21600 21600 0 21600 0 0 Z N"/></draw:custom-shape><draw:custom-shape draw:style-name="gr20" draw:text-style-name="P75" svg:width="0.509cm" svg:height="0.505cm" svg:x="6.591cm" svg:y="0.455cm"><text:p/><draw:enhanced-geometry svg:viewBox="0 0 21600 21600" draw:type="rectangle" draw:enhanced-path="M 0 0 L 21600 0 21600 21600 0 21600 0 0 Z N"/></draw:custom-shape><draw:custom-shape draw:style-name="gr20" draw:text-style-name="P75" svg:width="0.509cm" svg:height="0.505cm" svg:x="7.099cm" svg:y="0.455cm"><text:p/><draw:enhanced-geometry svg:viewBox="0 0 21600 21600" draw:type="rectangle" draw:enhanced-path="M 0 0 L 21600 0 21600 21600 0 21600 0 0 Z N"/></draw:custom-shape><draw:custom-shape draw:style-name="gr18" draw:text-style-name="P74" svg:width="0.509cm" svg:height="0.503cm" svg:x="7.099cm" svg:y="0.961cm"><text:p/><draw:enhanced-geometry svg:viewBox="0 0 21600 21600" draw:type="rectangle" draw:enhanced-path="M 0 0 L 21600 0 21600 21600 0 21600 0 0 Z N"/></draw:custom-shape><draw:custom-shape draw:style-name="gr19" draw:text-style-name="P75" svg:width="0.509cm" svg:height="0.503cm" svg:x="6.591cm" svg:y="0.961cm"><text:p/><draw:enhanced-geometry svg:viewBox="0 0 21600 21600" draw:type="rectangle" draw:enhanced-path="M 0 0 L 21600 0 21600 21600 0 21600 0 0 Z N"/></draw:custom-shape><draw:custom-shape draw:style-name="gr21" draw:text-style-name="P74" svg:width="1.019cm" svg:height="1.006cm" svg:x="0.499cm" svg:y="0.455cm"><text:p/><draw:enhanced-geometry svg:viewBox="0 0 21600 21600" draw:type="rectangle" draw:enhanced-path="M 0 0 L 21600 0 21600 21600 0 21600 0 0 Z N"/></draw:custom-shape><draw:custom-shape draw:style-name="gr20" draw:text-style-name="P75" svg:width="0.512cm" svg:height="0.505cm" svg:x="1.513cm" svg:y="0.455cm"><text:p/><draw:enhanced-geometry svg:viewBox="0 0 21600 21600" draw:type="rectangle" draw:enhanced-path="M 0 0 L 21600 0 21600 21600 0 21600 0 0 Z N"/></draw:custom-shape><draw:custom-shape draw:style-name="gr20" draw:text-style-name="P75" svg:width="0.512cm" svg:height="0.505cm" svg:x="2.021cm" svg:y="0.455cm"><text:p/><draw:enhanced-geometry svg:viewBox="0 0 21600 21600" draw:type="rectangle" draw:enhanced-path="M 0 0 L 21600 0 21600 21600 0 21600 0 0 Z N"/></draw:custom-shape><draw:custom-shape draw:style-name="gr19" draw:text-style-name="P75" svg:width="0.512cm" svg:height="0.503cm" svg:x="1.513cm" svg:y="0.961cm"><text:p/><draw:enhanced-geometry svg:viewBox="0 0 21600 21600" draw:type="rectangle" draw:enhanced-path="M 0 0 L 21600 0 21600 21600 0 21600 0 0 Z N"/></draw:custom-shape><draw:custom-shape draw:style-name="gr19" draw:text-style-name="P75" svg:width="0.512cm" svg:height="0.503cm" svg:x="2.021cm" svg:y="0.961cm"><text:p/><draw:enhanced-geometry svg:viewBox="0 0 21600 21600" draw:type="rectangle" draw:enhanced-path="M 0 0 L 21600 0 21600 21600 0 21600 0 0 Z N"/></draw:custom-shape><draw:custom-shape draw:style-name="gr19" draw:text-style-name="P75" svg:width="0.512cm" svg:height="0.503cm" svg:x="1.513cm" svg:y="1.46cm"><text:p/><draw:enhanced-geometry svg:viewBox="0 0 21600 21600" draw:type="rectangle" draw:enhanced-path="M 0 0 L 21600 0 21600 21600 0 21600 0 0 Z N"/></draw:custom-shape><draw:custom-shape draw:style-name="gr19" draw:text-style-name="P75" svg:width="0.512cm" svg:height="0.503cm" svg:x="2.021cm" svg:y="1.46cm"><text:p/><draw:enhanced-geometry svg:viewBox="0 0 21600 21600" draw:type="rectangle" draw:enhanced-path="M 0 0 L 21600 0 21600 21600 0 21600 0 0 Z N"/></draw:custom-shape><draw:custom-shape draw:style-name="gr19" draw:text-style-name="P75" svg:width="0.512cm" svg:height="0.503cm" svg:x="1.513cm" svg:y="1.963cm"><text:p/><draw:enhanced-geometry svg:viewBox="0 0 21600 21600" draw:type="rectangle" draw:enhanced-path="M 0 0 L 21600 0 21600 21600 0 21600 0 0 Z N"/></draw:custom-shape><draw:custom-shape draw:style-name="gr19" draw:text-style-name="P75" svg:width="0.512cm" svg:height="0.503cm" svg:x="2.021cm" svg:y="1.963cm"><text:p/><draw:enhanced-geometry svg:viewBox="0 0 21600 21600" draw:type="rectangle" draw:enhanced-path="M 0 0 L 21600 0 21600 21600 0 21600 0 0 Z N"/></draw:custom-shape><draw:custom-shape draw:style-name="gr19" draw:text-style-name="P75" svg:width="0.512cm" svg:height="0.503cm" svg:x="0.499cm" svg:y="1.459cm"><text:p/><draw:enhanced-geometry svg:viewBox="0 0 21600 21600" draw:type="rectangle" draw:enhanced-path="M 0 0 L 21600 0 21600 21600 0 21600 0 0 Z N"/></draw:custom-shape><draw:custom-shape draw:style-name="gr19" draw:text-style-name="P75" svg:width="0.511cm" svg:height="0.503cm" svg:x="1.007cm" svg:y="1.459cm"><text:p/><draw:enhanced-geometry svg:viewBox="0 0 21600 21600" draw:type="rectangle" draw:enhanced-path="M 0 0 L 21600 0 21600 21600 0 21600 0 0 Z N"/></draw:custom-shape><draw:custom-shape draw:style-name="gr19" draw:text-style-name="P75" svg:width="0.512cm" svg:height="0.503cm" svg:x="0.499cm" svg:y="1.961cm"><text:p/><draw:enhanced-geometry svg:viewBox="0 0 21600 21600" draw:type="rectangle" draw:enhanced-path="M 0 0 L 21600 0 21600 21600 0 21600 0 0 Z N"/></draw:custom-shape><draw:custom-shape draw:style-name="gr19" draw:text-style-name="P75" svg:width="0.511cm" svg:height="0.503cm" svg:x="1.007cm" svg:y="1.961cm"><text:p/><draw:enhanced-geometry svg:viewBox="0 0 21600 21600" draw:type="rectangle" draw:enhanced-path="M 0 0 L 21600 0 21600 21600 0 21600 0 0 Z N"/></draw:custom-shape><draw:custom-shape draw:style-name="gr21" draw:text-style-name="P74" svg:width="1.019cm" svg:height="1.006cm" svg:x="3.545cm" svg:y="0.455cm"><text:p/><draw:enhanced-geometry svg:viewBox="0 0 21600 21600" draw:type="rectangle" draw:enhanced-path="M 0 0 L 21600 0 21600 21600 0 21600 0 0 Z N"/></draw:custom-shape></draw:g></text:p>
      <text:p text:style-name="P7"/>
      <text:p text:style-name="P8"/>
      <text:p text:style-name="P13"/>
      <table:table table:name="Tableau21" table:style-name="Tableau21">
        <table:table-column table:style-name="Tableau21.A" table:number-columns-repeated="3"/>
        <table:table-row table:style-name="Tableau21.1">
          <table:table-cell table:style-name="Tableau21.A1" office:value-type="string">
            <text:p text:style-name="P40"><draw:frame draw:style-name="fr5" draw:name="Objet9" text:anchor-type="as-char" svg:width="1.736cm" svg:height="0.87cm" draw:z-index="38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21.A1" office:value-type="string">
            <text:p text:style-name="P40"><draw:frame draw:style-name="fr5" draw:name="Objet10" text:anchor-type="as-char" svg:width="0.716cm" svg:height="0.87cm" draw:z-index="39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  <table:table-cell table:style-name="Tableau21.A1" office:value-type="string">
            <text:p text:style-name="P40"><draw:frame draw:style-name="fr5" draw:name="Objet11" text:anchor-type="as-char" svg:width="0.716cm" svg:height="0.87cm" draw:z-index="40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</table:table-row>
      </table:table>
      <text:list xml:id="list192245277127757" text:continue-list="list2664886126" text:style-name="Num_5f_Exo">
        <text:list-item>
          <text:h text:style-name="P48" text:outline-level="1"> Colorie les trois quarts de la surface de chaque figure.</text:h>
        </text:list-item>
      </text:list>
      <text:section text:style-name="Sect1" text:name="Section8">
        <text:list xml:id="list929270084" text:style-name="liste_5f_abc">
          <text:list-item>
            <text:p text:style-name="P55"><draw:custom-shape text:anchor-type="paragraph" draw:z-index="18" draw:name="Forme12" draw:style-name="gr3" draw:text-style-name="P69" svg:width="0.9cm" svg:height="0.5cm" svg:x="1.27cm" svg:y="0.116cm"><text:p/><draw:enhanced-geometry svg:viewBox="0 0 21600 21600" draw:type="rectangle" draw:enhanced-path="M 0 0 L 21600 0 21600 21600 0 21600 0 0 Z N"/></draw:custom-shape><draw:custom-shape text:anchor-type="paragraph" draw:z-index="23" draw:name="Forme12_0" draw:style-name="gr3" draw:text-style-name="P69" svg:width="0.9cm" svg:height="0.5cm" svg:x="1.27cm" svg:y="0.616cm"><text:p/><draw:enhanced-geometry svg:viewBox="0 0 21600 21600" draw:type="rectangle" draw:enhanced-path="M 0 0 L 21600 0 21600 21600 0 21600 0 0 Z N"/></draw:custom-shape><draw:custom-shape text:anchor-type="paragraph" draw:z-index="24" draw:name="Forme12_1" draw:style-name="gr3" draw:text-style-name="P69" svg:width="0.9cm" svg:height="0.5cm" svg:x="2.17cm" svg:y="0.617cm"><text:p/><draw:enhanced-geometry svg:viewBox="0 0 21600 21600" draw:type="rectangle" draw:enhanced-path="M 0 0 L 21600 0 21600 21600 0 21600 0 0 Z N"/></draw:custom-shape><text:s/><text:tab/><draw:g text:anchor-type="as-char" svg:y="-0.212cm" draw:z-index="12" draw:name="Forme9" draw:style-name="gr26"><draw:rect draw:style-name="gr41" draw:text-style-name="P79" svg:width="0.9cm" svg:height="0.5cm" svg:x="0cm" svg:y="0cm"><text:p/></draw:rect><draw:rect draw:style-name="gr42" draw:text-style-name="P79" svg:width="0.9cm" svg:height="0.5cm" svg:x="0.9cm" svg:y="0cm"><text:p/></draw:rect><draw:rect draw:style-name="gr43" draw:text-style-name="P79" svg:width="0.9cm" svg:height="0.502cm" svg:x="0cm" svg:y="0.499cm"><text:p/></draw:rect><draw:rect draw:style-name="gr44" draw:text-style-name="P79" svg:width="0.9cm" svg:height="0.502cm" svg:x="0.9cm" svg:y="0.499cm"><text:p/></draw:rect></draw:g></text:p>
          </text:list-item>
          <text:list-item>
            <text:p text:style-name="P56"><draw:custom-shape text:anchor-type="paragraph" draw:z-index="25" draw:name="Forme12_2" draw:style-name="gr2" draw:text-style-name="P69" svg:width="0.826cm" svg:height="0.458cm" svg:x="0.612cm" svg:y="0cm"><text:p/><draw:enhanced-geometry svg:viewBox="0 0 21600 21600" draw:type="rectangle" draw:enhanced-path="M 0 0 L 21600 0 21600 21600 0 21600 0 0 Z N"/></draw:custom-shape><draw:custom-shape text:anchor-type="paragraph" draw:z-index="26" draw:name="Forme12_3" draw:style-name="gr2" draw:text-style-name="P69" svg:width="0.826cm" svg:height="0.458cm" svg:x="1.436cm" svg:y="0cm"><text:p/><draw:enhanced-geometry svg:viewBox="0 0 21600 21600" draw:type="rectangle" draw:enhanced-path="M 0 0 L 21600 0 21600 21600 0 21600 0 0 Z N"/></draw:custom-shape><draw:custom-shape text:anchor-type="paragraph" draw:z-index="29" draw:name="Forme12_4" draw:style-name="gr2" draw:text-style-name="P69" svg:width="0.826cm" svg:height="0.458cm" svg:x="2.261cm" svg:y="0cm"><text:p/><draw:enhanced-geometry svg:viewBox="0 0 21600 21600" draw:type="rectangle" draw:enhanced-path="M 0 0 L 21600 0 21600 21600 0 21600 0 0 Z N"/></draw:custom-shape><draw:custom-shape text:anchor-type="paragraph" draw:z-index="30" draw:name="Forme12_5" draw:style-name="gr2" draw:text-style-name="P69" svg:width="0.826cm" svg:height="0.458cm" svg:x="0.61cm" svg:y="0.457cm"><text:p/><draw:enhanced-geometry svg:viewBox="0 0 21600 21600" draw:type="rectangle" draw:enhanced-path="M 0 0 L 21600 0 21600 21600 0 21600 0 0 Z N"/></draw:custom-shape><draw:custom-shape text:anchor-type="paragraph" draw:z-index="31" draw:name="Forme12_6" draw:style-name="gr2" draw:text-style-name="P69" svg:width="0.826cm" svg:height="0.458cm" svg:x="0.61cm" svg:y="0.914cm"><text:p/><draw:enhanced-geometry svg:viewBox="0 0 21600 21600" draw:type="rectangle" draw:enhanced-path="M 0 0 L 21600 0 21600 21600 0 21600 0 0 Z N"/></draw:custom-shape><draw:custom-shape text:anchor-type="paragraph" draw:z-index="32" draw:name="Forme12_7" draw:style-name="gr2" draw:text-style-name="P69" svg:width="0.826cm" svg:height="0.458cm" svg:x="1.438cm" svg:y="0.457cm"><text:p/><draw:enhanced-geometry svg:viewBox="0 0 21600 21600" draw:type="rectangle" draw:enhanced-path="M 0 0 L 21600 0 21600 21600 0 21600 0 0 Z N"/></draw:custom-shape><draw:custom-shape text:anchor-type="paragraph" draw:z-index="41" draw:name="Forme12_8" draw:style-name="gr2" draw:text-style-name="P69" svg:width="0.826cm" svg:height="0.458cm" svg:x="1.436cm" svg:y="0.914cm"><text:p/><draw:enhanced-geometry svg:viewBox="0 0 21600 21600" draw:type="rectangle" draw:enhanced-path="M 0 0 L 21600 0 21600 21600 0 21600 0 0 Z N"/></draw:custom-shape><draw:custom-shape text:anchor-type="paragraph" draw:z-index="42" draw:name="Forme12_9" draw:style-name="gr2" draw:text-style-name="P69" svg:width="0.826cm" svg:height="0.458cm" svg:x="2.261cm" svg:y="0.914cm"><text:p/><draw:enhanced-geometry svg:viewBox="0 0 21600 21600" draw:type="rectangle" draw:enhanced-path="M 0 0 L 21600 0 21600 21600 0 21600 0 0 Z N"/></draw:custom-shape><draw:custom-shape text:anchor-type="paragraph" draw:z-index="43" draw:name="Forme12_10" draw:style-name="gr2" draw:text-style-name="P69" svg:width="0.826cm" svg:height="0.458cm" svg:x="2.261cm" svg:y="0.457cm"><text:p/><draw:enhanced-geometry svg:viewBox="0 0 21600 21600" draw:type="rectangle" draw:enhanced-path="M 0 0 L 21600 0 21600 21600 0 21600 0 0 Z N"/></draw:custom-shape><text:s/><draw:g text:anchor-type="as-char" svg:y="-0.37cm" draw:z-index="13" draw:name="Forme10" draw:style-name="gr26"><draw:rect draw:style-name="gr29" draw:text-style-name="P79" svg:width="0.826cm" svg:height="0.458cm" svg:x="0cm" svg:y="0cm"><text:p/></draw:rect><draw:rect draw:style-name="gr30" draw:text-style-name="P79" svg:width="0.825cm" svg:height="0.458cm" svg:x="0.826cm" svg:y="0cm"><text:p/></draw:rect><draw:rect draw:style-name="gr31" draw:text-style-name="P79" svg:width="0.826cm" svg:height="0.458cm" svg:x="0cm" svg:y="0.457cm"><text:p/></draw:rect><draw:rect draw:style-name="gr32" draw:text-style-name="P79" svg:width="0.825cm" svg:height="0.458cm" svg:x="0.826cm" svg:y="0.457cm"><text:p/></draw:rect><draw:rect draw:style-name="gr33" draw:text-style-name="P79" svg:width="0.826cm" svg:height="0.458cm" svg:x="1.649cm" svg:y="0cm"><text:p/></draw:rect><draw:rect draw:style-name="gr34" draw:text-style-name="P79" svg:width="0.826cm" svg:height="0.458cm" svg:x="2.475cm" svg:y="0cm"><text:p/></draw:rect><draw:rect draw:style-name="gr35" draw:text-style-name="P79" svg:width="0.826cm" svg:height="0.458cm" svg:x="1.649cm" svg:y="0.457cm"><text:p/></draw:rect><draw:rect draw:style-name="gr36" draw:text-style-name="P79" svg:width="0.826cm" svg:height="0.458cm" svg:x="2.475cm" svg:y="0.457cm"><text:p/></draw:rect><draw:rect draw:style-name="gr37" draw:text-style-name="P79" svg:width="0.826cm" svg:height="0.458cm" svg:x="0cm" svg:y="0.914cm"><text:p/></draw:rect><draw:rect draw:style-name="gr38" draw:text-style-name="P79" svg:width="0.825cm" svg:height="0.458cm" svg:x="0.826cm" svg:y="0.914cm"><text:p/></draw:rect><draw:rect draw:style-name="gr39" draw:text-style-name="P79" svg:width="0.826cm" svg:height="0.458cm" svg:x="1.649cm" svg:y="0.914cm"><text:p/></draw:rect><draw:rect draw:style-name="gr40" draw:text-style-name="P79" svg:width="0.826cm" svg:height="0.458cm" svg:x="2.475cm" svg:y="0.914cm"><text:p/></draw:rect></draw:g></text:p>
          </text:list-item>
        </text:list>
      </text:section>
      <text:list xml:id="list192246841960523" text:continue-numbering="true" text:style-name="liste_5f_abc">
        <text:list-item>
          <text:p text:style-name="P57"><draw:custom-shape text:anchor-type="paragraph" draw:z-index="44" draw:name="Forme12_11" draw:style-name="gr1" draw:text-style-name="P69" svg:width="0.532cm" svg:height="0.401cm" svg:x="1.27cm" svg:y="0.6cm"><text:p/><draw:enhanced-geometry svg:viewBox="0 0 21600 21600" draw:type="rectangle" draw:enhanced-path="M 0 0 L 21600 0 21600 21600 0 21600 0 0 Z N"/></draw:custom-shape><draw:custom-shape text:anchor-type="paragraph" draw:z-index="45" draw:name="Forme12_12" draw:style-name="gr1" draw:text-style-name="P69" svg:width="0.532cm" svg:height="0.401cm" svg:x="1.27cm" svg:y="1.004cm"><text:p/><draw:enhanced-geometry svg:viewBox="0 0 21600 21600" draw:type="rectangle" draw:enhanced-path="M 0 0 L 21600 0 21600 21600 0 21600 0 0 Z N"/></draw:custom-shape><draw:custom-shape text:anchor-type="paragraph" draw:z-index="46" draw:name="Forme12_13" draw:style-name="gr1" draw:text-style-name="P69" svg:width="0.532cm" svg:height="0.401cm" svg:x="1.27cm" svg:y="1.399cm"><text:p/><draw:enhanced-geometry svg:viewBox="0 0 21600 21600" draw:type="rectangle" draw:enhanced-path="M 0 0 L 21600 0 21600 21600 0 21600 0 0 Z N"/></draw:custom-shape><draw:custom-shape text:anchor-type="paragraph" draw:z-index="47" draw:name="Forme12_14" draw:style-name="gr1" draw:text-style-name="P69" svg:width="0.532cm" svg:height="0.401cm" svg:x="1.799cm" svg:y="1.004cm"><text:p/><draw:enhanced-geometry svg:viewBox="0 0 21600 21600" draw:type="rectangle" draw:enhanced-path="M 0 0 L 21600 0 21600 21600 0 21600 0 0 Z N"/></draw:custom-shape><draw:custom-shape text:anchor-type="paragraph" draw:z-index="48" draw:name="Forme12_15" draw:style-name="gr1" draw:text-style-name="P69" svg:width="0.532cm" svg:height="0.401cm" svg:x="1.801cm" svg:y="1.404cm"><text:p/><draw:enhanced-geometry svg:viewBox="0 0 21600 21600" draw:type="rectangle" draw:enhanced-path="M 0 0 L 21600 0 21600 21600 0 21600 0 0 Z N"/></draw:custom-shape><draw:custom-shape text:anchor-type="paragraph" draw:z-index="49" draw:name="Forme12_16" draw:style-name="gr1" draw:text-style-name="P69" svg:width="0.532cm" svg:height="0.401cm" svg:x="2.33cm" svg:y="1.399cm"><text:p/><draw:enhanced-geometry svg:viewBox="0 0 21600 21600" draw:type="rectangle" draw:enhanced-path="M 0 0 L 21600 0 21600 21600 0 21600 0 0 Z N"/></draw:custom-shape><draw:custom-shape text:anchor-type="paragraph" draw:z-index="50" draw:name="Forme12_17" draw:style-name="gr1" draw:text-style-name="P69" svg:width="0.532cm" svg:height="0.401cm" svg:x="2.859cm" svg:y="0.6cm"><text:p/><draw:enhanced-geometry svg:viewBox="0 0 21600 21600" draw:type="rectangle" draw:enhanced-path="M 0 0 L 21600 0 21600 21600 0 21600 0 0 Z N"/></draw:custom-shape><draw:custom-shape text:anchor-type="paragraph" draw:z-index="51" draw:name="Forme12_18" draw:style-name="gr1" draw:text-style-name="P69" svg:width="0.532cm" svg:height="0.401cm" svg:x="2.861cm" svg:y="1.004cm"><text:p/><draw:enhanced-geometry svg:viewBox="0 0 21600 21600" draw:type="rectangle" draw:enhanced-path="M 0 0 L 21600 0 21600 21600 0 21600 0 0 Z N"/></draw:custom-shape><draw:custom-shape text:anchor-type="paragraph" draw:z-index="52" draw:name="Forme12_19" draw:style-name="gr1" draw:text-style-name="P69" svg:width="0.532cm" svg:height="0.401cm" svg:x="2.861cm" svg:y="1.399cm"><text:p/><draw:enhanced-geometry svg:viewBox="0 0 21600 21600" draw:type="rectangle" draw:enhanced-path="M 0 0 L 21600 0 21600 21600 0 21600 0 0 Z N"/></draw:custom-shape><draw:custom-shape text:anchor-type="paragraph" draw:z-index="53" draw:name="Forme12_20" draw:style-name="gr1" draw:text-style-name="P69" svg:width="0.532cm" svg:height="0.401cm" svg:x="3.392cm" svg:y="1.004cm"><text:p/><draw:enhanced-geometry svg:viewBox="0 0 21600 21600" draw:type="rectangle" draw:enhanced-path="M 0 0 L 21600 0 21600 21600 0 21600 0 0 Z N"/></draw:custom-shape><draw:custom-shape text:anchor-type="paragraph" draw:z-index="54" draw:name="Forme12_21" draw:style-name="gr1" draw:text-style-name="P69" svg:width="0.532cm" svg:height="0.401cm" svg:x="3.392cm" svg:y="1.399cm"><text:p/><draw:enhanced-geometry svg:viewBox="0 0 21600 21600" draw:type="rectangle" draw:enhanced-path="M 0 0 L 21600 0 21600 21600 0 21600 0 0 Z N"/></draw:custom-shape><draw:custom-shape text:anchor-type="paragraph" draw:z-index="55" draw:name="Forme12_22" draw:style-name="gr1" draw:text-style-name="P69" svg:width="0.532cm" svg:height="0.401cm" svg:x="3.923cm" svg:y="1.404cm"><text:p/><draw:enhanced-geometry svg:viewBox="0 0 21600 21600" draw:type="rectangle" draw:enhanced-path="M 0 0 L 21600 0 21600 21600 0 21600 0 0 Z N"/></draw:custom-shape><draw:custom-shape text:anchor-type="paragraph" draw:z-index="56" draw:name="Forme12_23" draw:style-name="gr1" draw:text-style-name="P69" svg:width="0.532cm" svg:height="0.401cm" svg:x="4.45cm" svg:y="0.6cm"><text:p/><draw:enhanced-geometry svg:viewBox="0 0 21600 21600" draw:type="rectangle" draw:enhanced-path="M 0 0 L 21600 0 21600 21600 0 21600 0 0 Z N"/></draw:custom-shape><draw:custom-shape text:anchor-type="paragraph" draw:z-index="57" draw:name="Forme12_24" draw:style-name="gr1" draw:text-style-name="P69" svg:width="0.532cm" svg:height="0.401cm" svg:x="4.45cm" svg:y="1cm"><text:p/><draw:enhanced-geometry svg:viewBox="0 0 21600 21600" draw:type="rectangle" draw:enhanced-path="M 0 0 L 21600 0 21600 21600 0 21600 0 0 Z N"/></draw:custom-shape><draw:custom-shape text:anchor-type="paragraph" draw:z-index="58" draw:name="Forme12_25" draw:style-name="gr1" draw:text-style-name="P69" svg:width="0.532cm" svg:height="0.401cm" svg:x="4.454cm" svg:y="1.404cm"><text:p/><draw:enhanced-geometry svg:viewBox="0 0 21600 21600" draw:type="rectangle" draw:enhanced-path="M 0 0 L 21600 0 21600 21600 0 21600 0 0 Z N"/></draw:custom-shape><draw:custom-shape text:anchor-type="paragraph" draw:z-index="59" draw:name="Forme12_26" draw:style-name="gr1" draw:text-style-name="P69" svg:width="0.532cm" svg:height="0.401cm" svg:x="4.985cm" svg:y="1.004cm"><text:p/><draw:enhanced-geometry svg:viewBox="0 0 21600 21600" draw:type="rectangle" draw:enhanced-path="M 0 0 L 21600 0 21600 21600 0 21600 0 0 Z N"/></draw:custom-shape><draw:custom-shape text:anchor-type="paragraph" draw:z-index="60" draw:name="Forme12_27" draw:style-name="gr1" draw:text-style-name="P69" svg:width="0.532cm" svg:height="0.401cm" svg:x="4.985cm" svg:y="1.404cm"><text:p/><draw:enhanced-geometry svg:viewBox="0 0 21600 21600" draw:type="rectangle" draw:enhanced-path="M 0 0 L 21600 0 21600 21600 0 21600 0 0 Z N"/></draw:custom-shape><draw:custom-shape text:anchor-type="paragraph" draw:z-index="61" draw:name="Forme12_28" draw:style-name="gr1" draw:text-style-name="P69" svg:width="0.532cm" svg:height="0.401cm" svg:x="5.51cm" svg:y="1.404cm"><text:p/><draw:enhanced-geometry svg:viewBox="0 0 21600 21600" draw:type="rectangle" draw:enhanced-path="M 0 0 L 21600 0 21600 21600 0 21600 0 0 Z N"/></draw:custom-shape><text:s/><text:tab/><draw:g text:anchor-type="as-char" svg:y="-0.423cm" draw:z-index="14" draw:name="Forme11" draw:style-name="gr26"><draw:g draw:style-name="gr27"><draw:line draw:style-name="gr28" draw:text-style-name="P78" svg:x1="0cm" svg:y1="0cm" svg:x2="0.531cm" svg:y2="0cm"><text:p/></draw:line><draw:line draw:style-name="gr28" draw:text-style-name="P78" svg:x1="0cm" svg:y1="0.4cm" svg:x2="1.06cm" svg:y2="0.4cm"><text:p/></draw:line><draw:line draw:style-name="gr28" draw:text-style-name="P78" svg:x1="0cm" svg:y1="0.804cm" svg:x2="1.591cm" svg:y2="0.804cm"><text:p/></draw:line><draw:line draw:style-name="gr28" draw:text-style-name="P78" svg:x1="0cm" svg:y1="1.199cm" svg:x2="0cm" svg:y2="0cm"><text:p/></draw:line><draw:line draw:style-name="gr28" draw:text-style-name="P78" svg:x1="0.531cm" svg:y1="1.199cm" svg:x2="0.531cm" svg:y2="0cm"><text:p/></draw:line><draw:line draw:style-name="gr28" draw:text-style-name="P78" svg:x1="0cm" svg:y1="1.199cm" svg:x2="1.591cm" svg:y2="1.199cm"><text:p/></draw:line><draw:line draw:style-name="gr28" draw:text-style-name="P78" svg:x1="1.06cm" svg:y1="1.201cm" svg:x2="1.06cm" svg:y2="0.4cm"><text:p/></draw:line><draw:line draw:style-name="gr28" draw:text-style-name="P78" svg:x1="1.591cm" svg:y1="1.203cm" svg:x2="1.591cm" svg:y2="0.804cm"><text:p/></draw:line></draw:g><draw:g draw:style-name="gr27"><draw:line draw:style-name="gr28" draw:text-style-name="P78" svg:x1="1.591cm" svg:y1="0cm" svg:x2="2.12cm" svg:y2="0cm"><text:p/></draw:line><draw:line draw:style-name="gr28" draw:text-style-name="P78" svg:x1="1.591cm" svg:y1="0.4cm" svg:x2="2.651cm" svg:y2="0.4cm"><text:p/></draw:line><draw:line draw:style-name="gr28" draw:text-style-name="P78" svg:x1="1.591cm" svg:y1="0.804cm" svg:x2="3.18cm" svg:y2="0.804cm"><text:p/></draw:line><draw:line draw:style-name="gr28" draw:text-style-name="P78" svg:x1="1.591cm" svg:y1="1.199cm" svg:x2="1.591cm" svg:y2="0cm"><text:p/></draw:line><draw:line draw:style-name="gr28" draw:text-style-name="P78" svg:x1="2.12cm" svg:y1="1.199cm" svg:x2="2.12cm" svg:y2="0cm"><text:p/></draw:line><draw:line draw:style-name="gr28" draw:text-style-name="P78" svg:x1="1.591cm" svg:y1="1.199cm" svg:x2="3.18cm" svg:y2="1.199cm"><text:p/></draw:line><draw:line draw:style-name="gr28" draw:text-style-name="P78" svg:x1="2.651cm" svg:y1="1.201cm" svg:x2="2.651cm" svg:y2="0.4cm"><text:p/></draw:line><draw:line draw:style-name="gr28" draw:text-style-name="P78" svg:x1="3.18cm" svg:y1="1.203cm" svg:x2="3.18cm" svg:y2="0.804cm"><text:p/></draw:line></draw:g><draw:g draw:style-name="gr27"><draw:line draw:style-name="gr28" draw:text-style-name="P78" svg:x1="3.18cm" svg:y1="0cm" svg:x2="3.711cm" svg:y2="0cm"><text:p/></draw:line><draw:line draw:style-name="gr28" draw:text-style-name="P78" svg:x1="3.18cm" svg:y1="0.4cm" svg:x2="4.24cm" svg:y2="0.4cm"><text:p/></draw:line><draw:line draw:style-name="gr28" draw:text-style-name="P78" svg:x1="3.18cm" svg:y1="0.804cm" svg:x2="4.771cm" svg:y2="0.804cm"><text:p/></draw:line><draw:line draw:style-name="gr28" draw:text-style-name="P78" svg:x1="3.18cm" svg:y1="1.199cm" svg:x2="3.18cm" svg:y2="0cm"><text:p/></draw:line><draw:line draw:style-name="gr28" draw:text-style-name="P78" svg:x1="3.711cm" svg:y1="1.199cm" svg:x2="3.711cm" svg:y2="0cm"><text:p/></draw:line><draw:line draw:style-name="gr28" draw:text-style-name="P78" svg:x1="3.18cm" svg:y1="1.199cm" svg:x2="4.771cm" svg:y2="1.199cm"><text:p/></draw:line><draw:line draw:style-name="gr28" draw:text-style-name="P78" svg:x1="4.24cm" svg:y1="1.201cm" svg:x2="4.24cm" svg:y2="0.4cm"><text:p/></draw:line><draw:line draw:style-name="gr28" draw:text-style-name="P78" svg:x1="4.771cm" svg:y1="1.203cm" svg:x2="4.771cm" svg:y2="0.804cm"><text:p/></draw:line></draw:g><draw:g draw:style-name="gr27"><draw:line draw:style-name="gr28" draw:text-style-name="P78" svg:x1="4.771cm" svg:y1="0cm" svg:x2="5.3cm" svg:y2="0cm"><text:p/></draw:line><draw:line draw:style-name="gr28" draw:text-style-name="P78" svg:x1="4.771cm" svg:y1="0.4cm" svg:x2="5.831cm" svg:y2="0.4cm"><text:p/></draw:line><draw:line draw:style-name="gr28" draw:text-style-name="P78" svg:x1="4.771cm" svg:y1="0.804cm" svg:x2="6.36cm" svg:y2="0.804cm"><text:p/></draw:line><draw:line draw:style-name="gr28" draw:text-style-name="P78" svg:x1="4.771cm" svg:y1="1.199cm" svg:x2="4.771cm" svg:y2="0cm"><text:p/></draw:line><draw:line draw:style-name="gr28" draw:text-style-name="P78" svg:x1="5.3cm" svg:y1="1.199cm" svg:x2="5.3cm" svg:y2="0cm"><text:p/></draw:line><draw:line draw:style-name="gr28" draw:text-style-name="P78" svg:x1="4.771cm" svg:y1="1.199cm" svg:x2="6.36cm" svg:y2="1.199cm"><text:p/></draw:line><draw:line draw:style-name="gr28" draw:text-style-name="P78" svg:x1="5.831cm" svg:y1="1.201cm" svg:x2="5.831cm" svg:y2="0.4cm"><text:p/></draw:line><draw:line draw:style-name="gr28" draw:text-style-name="P78" svg:x1="6.361cm" svg:y1="1.203cm" svg:x2="6.361cm" svg:y2="0.804cm"><text:p/></draw:line></draw:g></draw:g> </text:p>
        </text:list-item>
      </text:list>
      <text:list xml:id="list192246289080856" text:continue-list="list192245277127757" text:style-name="Num_5f_Exo">
        <text:list-item>
          <text:h text:style-name="P49" text:outline-level="1"><text:span text:style-name="T6"> Par quel nombre</text:span> faut-il :</text:h>
        </text:list-item>
      </text:list>
      <text:list xml:id="list192245251427789" text:continue-list="list192246841960523" text:style-name="liste_5f_abc">
        <text:list-item text:start-value="1">
          <text:p text:style-name="P60">multiplier 5 pour obtenir 3 ? <text:tab/><draw:frame draw:style-name="fr5" draw:name="Objet12" text:anchor-type="as-char" svg:width="0.492cm" svg:height="0.87cm" draw:z-index="84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</text:list-item>
        <text:list-item>
          <text:p text:style-name="P61">multiplier 19 pour obtenir 97 ?<text:tab/><draw:frame draw:style-name="fr5" draw:name="Objet1" text:anchor-type="as-char" svg:width="0.716cm" svg:height="0.87cm" draw:z-index="65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</text:list-item>
        <text:list-item>
          <text:p text:style-name="P60">multiplier 12 pour obtenir 11 ?<text:tab/><draw:frame draw:style-name="fr5" draw:name="Objet13" text:anchor-type="as-char" svg:width="0.716cm" svg:height="0.87cm" draw:z-index="66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</text:list-item>
      </text:list>
      <text:p text:style-name="P45"/>
      <text:p text:style-name="P46"/>
      <text:list xml:id="list192245521337277" text:continue-list="list192246289080856" text:style-name="Num_5f_Exo">
        <text:list-item>
          <text:h text:style-name="P50" text:outline-level="1"> Complète par le nombre manquant.</text:h>
        </text:list-item>
      </text:list>
      <text:section text:style-name="Sect1" text:name="Section1">
        <text:list xml:id="list192246041770469" text:continue-list="list192245251427789" text:style-name="liste_5f_abc">
          <text:list-item text:start-value="1">
            <text:p text:style-name="P54">68 <text:span text:style-name="_5f_Symbole">×</text:span><text:span text:style-name="_5f_Symbole"><draw:frame draw:style-name="fr5" draw:name="Objet14" text:anchor-type="as-char" svg:width="0.716cm" svg:height="0.87cm" draw:z-index="68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Symbole"><text:span text:style-name="T16">=</text:span></text:span> 52</text:p>
          </text:list-item>
          <text:list-item>
            <text:p text:style-name="P58">74 <text:span text:style-name="_5f_Symbole">×</text:span><text:span text:style-name="_5f_Symbole"><draw:frame draw:style-name="fr5" draw:name="Objet15" text:anchor-type="as-char" svg:width="0.716cm" svg:height="0.87cm" draw:z-index="8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Symbole"><text:span text:style-name="T16">=</text:span></text:span> 38</text:p>
          </text:list-item>
          <text:list-item>
            <text:p text:style-name="P58"><draw:frame draw:style-name="fr6" draw:name="Objet29" text:anchor-type="as-char" svg:width="0.617cm" svg:height="0.87cm" draw:z-index="19"><draw:object xlink:href="./Object 4" xlink:type="simple" xlink:show="embed" xlink:actuate="onLoad"/><draw:image xlink:href="./ObjectReplacements/Object 4" xlink:type="simple" xlink:show="embed" xlink:actuate="onLoad"/></draw:frame><text:span text:style-name="_5f_Symbole">×</text:span> <text:span text:style-name="_5f_pointillés_20_gris">.</text:span><draw:frame draw:style-name="fr5" draw:name="Objet16" text:anchor-type="as-char" svg:width="0.647cm" svg:height="0.409cm" draw:z-index="69"><draw:object xlink:href="./Object 29" xlink:type="simple" xlink:show="embed" xlink:actuate="onLoad"/><draw:image xlink:href="./ObjectReplacements/Object 29" xlink:type="simple" xlink:show="embed" xlink:actuate="onLoad"/><svg:desc>formule</svg:desc></draw:frame> <text:span text:style-name="_5f_Symbole"><text:span text:style-name="T16">=</text:span></text:span> 57</text:p>
          </text:list-item>
          <text:list-item>
            <text:p text:style-name="P58"><text:span text:style-name="_5f_pointillés_20_gris"><draw:frame draw:style-name="fr5" draw:name="Objet26" text:anchor-type="as-char" svg:width="0.647cm" svg:height="0.409cm" draw:z-index="82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/><text:span text:style-name="_5f_Symbole">×</text:span><draw:frame draw:style-name="fr6" draw:name="Objet20" text:anchor-type="as-char" svg:width="0.72cm" svg:height="0.871cm" draw:z-index="20"><draw:object xlink:href="./Object 5" xlink:type="simple" xlink:show="embed" xlink:actuate="onLoad"/><draw:image xlink:href="./ObjectReplacements/Object 5" xlink:type="simple" xlink:show="embed" xlink:actuate="onLoad"/></draw:frame><text:span text:style-name="_5f_Symbole"><text:span text:style-name="T16">=</text:span></text:span> 9</text:p>
          </text:list-item>
          <text:list-item>
            <text:p text:style-name="P58"><text:span text:style-name="_5f_Symbole"><draw:frame draw:style-name="fr5" draw:name="Objet22" text:anchor-type="as-char" svg:width="0.716cm" svg:height="0.87cm" draw:z-index="70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Symbole">×</text:span><text:span text:style-name="_5f_BVS"> </text:span>59 <text:span text:style-name="_5f_Symbole"><text:span text:style-name="T16">=</text:span></text:span> 17</text:p>
          </text:list-item>
          <text:list-item>
            <text:p text:style-name="P58">23 <text:span text:style-name="_5f_Symbole">×</text:span><text:span text:style-name="_5f_Symbole"><draw:frame draw:style-name="fr5" draw:name="Objet23" text:anchor-type="as-char" svg:width="0.716cm" svg:height="0.87cm" draw:z-index="71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Symbole"><text:span text:style-name="T16">=</text:span></text:span> 41</text:p>
          </text:list-item>
          <text:list-item>
            <text:p text:style-name="P62"><text:span text:style-name="T7">9 </text:span><text:span text:style-name="T9">=</text:span><text:span text:style-name="T7"><draw:frame draw:style-name="fr5" draw:name="Objet27" text:anchor-type="as-char" svg:width="0.716cm" svg:height="0.87cm" draw:z-index="72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  </text:list-item>
          <text:list-item>
            <text:p text:style-name="P62"><text:span text:style-name="T7">3 </text:span><text:span text:style-name="T9">=</text:span><text:span text:style-name="T7"><draw:frame draw:style-name="fr5" draw:name="Objet28" text:anchor-type="as-char" svg:width="0.716cm" svg:height="0.87cm" draw:z-index="81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  </text:list-item>
        </text:list>
      </text:section>
      <text:list xml:id="list192245146236028" text:continue-list="list192245521337277" text:style-name="Num_5f_Exo">
        <text:list-item>
          <text:h text:style-name="P51" text:outline-level="1"> Complète.</text:h>
        </text:list-item>
      </text:list>
      <text:section text:style-name="Sect1" text:name="Section5">
        <text:list xml:id="list192246233418826" text:continue-list="list192246041770469" text:style-name="liste_5f_abc">
          <text:list-item text:start-value="1">
            <text:p text:style-name="P59">6 <text:span text:style-name="T8">×</text:span><draw:frame draw:style-name="fr6" draw:name="Objet119" text:anchor-type="as-char" svg:width="0.497cm" svg:height="0.873cm" draw:z-index="21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8">=</text:span> <text:span text:style-name="_5f_pointillés_20_gris"><draw:frame draw:style-name="fr5" draw:name="Objet30" text:anchor-type="as-char" svg:width="0.423cm" svg:height="0.409cm" draw:z-index="80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p>
          </text:list-item>
          <text:list-item>
            <text:p text:style-name="P63">13 <text:span text:style-name="T8">×</text:span><draw:frame draw:style-name="fr6" draw:name="Objet120" text:anchor-type="as-char" svg:width="0.721cm" svg:height="0.873cm" draw:z-index="22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T8">=</text:span> <text:span text:style-name="_5f_pointillés_20_gris"><draw:frame draw:style-name="fr5" draw:name="Objet31" text:anchor-type="as-char" svg:width="0.647cm" svg:height="0.409cm" draw:z-index="73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</text:list-item>
          <text:list-item>
            <text:p text:style-name="P63">7 <text:span text:style-name="T8">×</text:span><text:span text:style-name="T8"><draw:frame draw:style-name="fr5" draw:name="Objet32" text:anchor-type="as-char" svg:width="0.492cm" svg:height="0.87cm" draw:z-index="74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8">=</text:span><text:span text:style-name="T6"> 1</text:span></text:p>
          </text:list-item>
          <text:list-item>
            <text:p text:style-name="P63">19 <text:span text:style-name="T8">×</text:span><text:span text:style-name="T8"><draw:frame draw:style-name="fr5" draw:name="Objet33" text:anchor-type="as-char" svg:width="0.716cm" svg:height="0.87cm" draw:z-index="75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8">=</text:span> 76</text:p>
          </text:list-item>
          <text:list-item>
            <text:p text:style-name="P63"><text:span text:style-name="T8"><draw:frame draw:style-name="fr5" draw:name="Objet34" text:anchor-type="as-char" svg:width="0.94cm" svg:height="0.87cm" draw:z-index="76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8">×</text:span><text:span text:style-name="T6"> </text:span>7 <text:span text:style-name="T8">=</text:span> 100</text:p>
          </text:list-item>
          <text:list-item>
            <text:p text:style-name="P63">8 <text:span text:style-name="T8">×</text:span><text:span text:style-name="T6"><draw:frame draw:style-name="fr5" draw:name="Objet35" text:anchor-type="as-char" svg:width="0.492cm" svg:height="0.87cm" draw:z-index="77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8">=</text:span><text:span text:style-name="T6"> 4</text:span></text:p>
          </text:list-item>
          <text:list-item>
            <text:p text:style-name="P63"><text:span text:style-name="T7">3</text:span><text:span text:style-name="T6"> </text:span><text:span text:style-name="T9">=</text:span><text:span text:style-name="T7"><draw:frame draw:style-name="fr5" draw:name="Objet2" text:anchor-type="as-char" svg:width="0.492cm" svg:height="0.87cm" draw:z-index="78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</text:list-item>
          <text:list-item>
            <text:p text:style-name="P63"><text:span text:style-name="T7">15,5 </text:span><text:span text:style-name="T9">=</text:span><text:span text:style-name="T7"><draw:frame draw:style-name="fr5" draw:name="Objet7" text:anchor-type="as-char" svg:width="0.716cm" svg:height="0.87cm" draw:z-index="79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  </text:list-item>
        </text:list>
      </text:section>
      <text:list xml:id="list192245550690948" text:continue-list="list192245146236028" text:style-name="Num_5f_Exo">
        <text:list-item>
          <text:h text:style-name="P52" text:outline-level="1"> <text:span text:style-name="T18">P</text:span><text:span text:style-name="T13">our chacune des</text:span><text:span text:style-name="T18"> </text:span><text:span text:style-name="T19">fractions</text:span><text:span text:style-name="T18"> suivant</text:span><text:span text:style-name="T19">e</text:span><text:span text:style-name="T18">s, indique leur nature puis leur </text:span><text:span text:style-name="T20">écriture</text:span><text:span text:style-name="T18"> décimale si possible.</text:span>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347064461440">
          <table:table-cell table:style-name="Tableau4.A1" office:value-type="string">
            <text:p text:style-name="P35"><text:span text:style-name="T17">N</text:span>ombre</text:p>
          </table:table-cell>
          <table:table-cell table:style-name="Tableau4.A1" office:value-type="string">
            <text:p text:style-name="P35"><text:span text:style-name="T17">N</text:span>ature</text:p>
          </table:table-cell>
          <table:table-cell table:style-name="Tableau4.C1" office:value-type="string">
            <text:p text:style-name="P35"><text:span text:style-name="T17">F</text:span>orme décimale</text:p>
          </table:table-cell>
        </table:table-row>
        <table:table-row table:style-name="TableLine2347064343120">
          <table:table-cell table:style-name="Tableau4.A2" office:value-type="string">
            <text:p text:style-name="P36"><draw:frame draw:style-name="fr4" draw:name="Objet17" text:anchor-type="as-char" svg:width="0.471cm" svg:height="0.788cm" draw:z-index="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  <table:table-cell table:style-name="Tableau4.B6" office:value-type="string">
            <text:p text:style-name="P37"><text:span text:style-name="T10">□</text:span> entier</text:p>
            <text:p text:style-name="P38"><text:span text:style-name="T10">□</text:span> décimal</text:p>
            <text:p text:style-name="P39"><text:span text:style-name="T10">□</text:span> quotient</text:p>
          </table:table-cell>
          <table:table-cell table:style-name="Tableau4.C6" office:value-type="string">
            <text:p text:style-name="P43"><draw:frame draw:style-name="fr3" draw:name="Objet36" text:anchor-type="paragraph" svg:x="1.214cm" svg:y="0.347cm" svg:width="0.758cm" svg:height="0.409cm" draw:z-index="6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</table:table-row>
        <table:table-row table:style-name="TableLine2347064342304">
          <table:table-cell table:style-name="Tableau4.A2" office:value-type="string">
            <text:p text:style-name="P36"><draw:frame draw:style-name="fr4" draw:name="Objet18" text:anchor-type="as-char" svg:width="0.672cm" svg:height="0.788cm" draw:z-index="1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able:table-cell>
          <table:table-cell table:style-name="Tableau4.B6" office:value-type="string">
            <text:p text:style-name="P37"><text:span text:style-name="T10">□</text:span> entier</text:p>
            <text:p text:style-name="P37"><text:span text:style-name="T10">□</text:span> décimal</text:p>
            <text:p text:style-name="P39"><text:span text:style-name="T10">□</text:span> quotient</text:p>
          </table:table-cell>
          <table:table-cell table:style-name="Tableau4.C6" office:value-type="string">
            <text:p text:style-name="P43"/>
          </table:table-cell>
        </table:table-row>
        <table:table-row table:style-name="TableLine2347064346112">
          <table:table-cell table:style-name="Tableau4.A2" office:value-type="string">
            <text:p text:style-name="P36"><draw:frame draw:style-name="fr4" draw:name="Objet19" text:anchor-type="as-char" svg:width="0.672cm" svg:height="0.788cm" draw:z-index="2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</table:table-cell>
          <table:table-cell table:style-name="Tableau4.B6" office:value-type="string">
            <text:p text:style-name="P38"><text:span text:style-name="T10">□</text:span> entier</text:p>
            <text:p text:style-name="P39"><text:span text:style-name="T10">□</text:span> décimal</text:p>
            <text:p text:style-name="P39"><text:span text:style-name="T10">□</text:span> quotient</text:p>
          </table:table-cell>
          <table:table-cell table:style-name="Tableau4.C6" office:value-type="string">
            <text:p text:style-name="P43"><draw:frame draw:style-name="fr3" draw:name="Objet37" text:anchor-type="paragraph" svg:x="1.411cm" svg:y="0.347cm" svg:width="0.423cm" svg:height="0.409cm" draw:z-index="6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</table:table-row>
        <table:table-row table:style-name="TableLine2347064333328">
          <table:table-cell table:style-name="Tableau4.A2" office:value-type="string">
            <text:p text:style-name="P36"><draw:frame draw:style-name="fr4" draw:name="Objet21" text:anchor-type="as-char" svg:width="0.672cm" svg:height="0.788cm" draw:z-index="3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</table:table-cell>
          <table:table-cell table:style-name="Tableau4.B6" office:value-type="string">
            <text:p text:style-name="P37"><text:span text:style-name="T10">□</text:span> entier</text:p>
            <text:p text:style-name="P38"><text:span text:style-name="T10">□</text:span> décimal</text:p>
            <text:p text:style-name="P39"><text:span text:style-name="T10">□</text:span> quotient</text:p>
          </table:table-cell>
          <table:table-cell table:style-name="Tableau4.C6" office:value-type="string">
            <text:p text:style-name="P43"><draw:frame draw:style-name="fr3" draw:name="Objet38" text:anchor-type="paragraph" svg:x="1.214cm" svg:y="0.347cm" svg:width="0.758cm" svg:height="0.409cm" draw:z-index="64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</table:table-row>
        <table:table-row table:style-name="TableLine2347064337136">
          <table:table-cell table:style-name="Tableau4.A2" office:value-type="string">
            <text:p text:style-name="P36"><draw:frame draw:style-name="fr4" draw:name="Objet24" text:anchor-type="as-char" svg:width="0.471cm" svg:height="0.788cm" draw:z-index="4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</table:table-cell>
          <table:table-cell table:style-name="Tableau4.B6" office:value-type="string">
            <text:p text:style-name="P37"><text:span text:style-name="T10">□</text:span> entier</text:p>
            <text:p text:style-name="P37"><text:span text:style-name="T10">□</text:span> décimal</text:p>
            <text:p text:style-name="P39"><text:span text:style-name="T10">□</text:span> quotient</text:p>
          </table:table-cell>
          <table:table-cell table:style-name="Tableau4.C6" office:value-type="string">
            <text:p text:style-name="P43"/>
          </table:table-cell>
        </table:table-row>
        <table:table-row table:style-name="TableLine2347064334960">
          <table:table-cell table:style-name="Tableau4.A2" office:value-type="string">
            <text:p text:style-name="P36"><draw:frame draw:style-name="fr4" draw:name="Objet25" text:anchor-type="as-char" svg:width="0.672cm" svg:height="0.788cm" draw:z-index="5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</table:table-cell>
          <table:table-cell table:style-name="Tableau4.B7" office:value-type="string">
            <text:p text:style-name="P39"><text:span text:style-name="T11">□</text:span><text:span text:style-name="T21"> entier</text:span></text:p>
            <text:p text:style-name="P39"><text:span text:style-name="T10">□</text:span> décimal</text:p>
            <text:p text:style-name="P39"><text:span text:style-name="T10">□</text:span> quotient</text:p>
          </table:table-cell>
          <table:table-cell table:style-name="Tableau4.C7" office:value-type="string">
            <text:p text:style-name="P43"><draw:frame draw:style-name="fr3" draw:name="Objet39" text:anchor-type="paragraph" svg:x="1.411cm" svg:y="0.347cm" svg:width="0.423cm" svg:height="0.409cm" draw:z-index="67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OpenSymbol2" svg:font-family="OpenSymbol" style:font-adornments="Oblique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loext:opacity="0%" style:font-name="Bitstream Vera Sans2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19fee0" officeooo:paragraph-rsid="0019fee0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19fee0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9fee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6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8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1</text:span></text:p></draw:text-box></draw:frame><draw:line text:anchor-type="paragraph" draw:z-index="11" draw:name="Forme3" draw:style-name="Mgr3" draw:text-style-name="MP24" svg:x1="12.808cm" svg:y1="0.36cm" svg:x2="20.497cm" svg:y2="0.36cm"><text:p/></draw:line>Définir de nouveaux nombres</text:p>
      </style:header>
      <style:footer>
        <text:p text:style-name="MP26"><draw:frame draw:style-name="Mfr1" draw:name="Cadre11" text:anchor-type="paragraph" svg:y="-0.06cm" draw:z-index="7"><draw:text-box fo:min-height="0.499cm" fo:min-width="3cm"><draw:frame draw:style-name="Mfr2" draw:name="Cadre2" text:anchor-type="frame" svg:x="0.45cm" svg:y="0.079cm" svg:width="0.817cm" draw:z-index="9"><draw:text-box fo:min-height="0.355cm"><text:p text:style-name="MP27"><draw:g text:anchor-type="paragraph" draw:z-index="10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24</text:page-number></text:p></draw:text-box></draw:frame><text:p text:style-name="MP29">Nombres rationnels • A<text:span text:style-name="MT6">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17T19:22:44.644000000</dc:date>
    <meta:editing-duration>PT10H18M50S</meta:editing-duration>
    <meta:editing-cycles>88</meta:editing-cycles>
    <meta:generator>LibreOffice/7.1.5.2$Windows_X86_64 LibreOffice_project/85f04e9f809797b8199d13c421bd8a2b025d52b5</meta:generator>
    <dc:subject>fraction-nombre </dc:subject>
    <dc:title>A3_5 série 1 </dc:title>
    <meta:document-statistic meta:table-count="5" meta:image-count="0" meta:object-count="43" meta:page-count="1" meta:paragraph-count="105" meta:word-count="348" meta:character-count="1929" meta:non-whitespace-character-count="1269"/>
  </office:meta>
</office:document-meta>
</file>

<file path=Object 1/content.xml><?xml version="1.0" encoding="utf-8"?>
<math xmlns="http://www.w3.org/1998/Math/MathML" display="block">
  <semantics>
    <mstyle mathsize="10pt">
      <mfrac>
        <mstyle mathcolor="red">
          <mn>41</mn>
        </mstyle>
        <mstyle mathcolor="black">
          <mn>23</mn>
        </mstyle>
      </mfrac>
    </mstyle>
    <annotation encoding="StarMath 5.0"> size 10 {color red {41	} over color black {23}} </annotation>
  </semantics>
</math>
</file>

<file path=Object 10/content.xml><?xml version="1.0" encoding="utf-8"?>
<math xmlns="http://www.w3.org/1998/Math/MathML" display="block">
  <semantics>
    <mstyle mathsize="10pt">
      <mfrac>
        <mstyle mathcolor="red">
          <mn>27</mn>
        </mstyle>
        <mstyle mathcolor="black">
          <mn>3</mn>
        </mstyle>
      </mfrac>
    </mstyle>
    <annotation encoding="StarMath 5.0"> size 10 {color red {27	} over color black {3}} </annotation>
  </semantics>
</math>
</file>

<file path=Object 11/content.xml><?xml version="1.0" encoding="utf-8"?>
<math xmlns="http://www.w3.org/1998/Math/MathML" display="block">
  <semantics>
    <mstyle mathsize="10pt">
      <mfrac>
        <mstyle mathcolor="red">
          <mn>27</mn>
        </mstyle>
        <mstyle mathcolor="black">
          <mn>9</mn>
        </mstyle>
      </mfrac>
    </mstyle>
    <annotation encoding="StarMath 5.0"> size 10 {color red {27}	 over color black {9}} </annotation>
  </semantics>
</math>
</file>

<file path=Object 12/content.xml><?xml version="1.0" encoding="utf-8"?>
<math xmlns="http://www.w3.org/1998/Math/MathML" display="block">
  <semantics>
    <mstyle mathsize="10pt">
      <mfrac>
        <mstyle mathcolor="black">
          <mn>3</mn>
        </mstyle>
        <mstyle mathcolor="black">
          <mn>5</mn>
        </mstyle>
      </mfrac>
    </mstyle>
    <annotation encoding="StarMath 5.0"> size 10 {color black {3} over color black {5}} </annotation>
  </semantics>
</math>
</file>

<file path=Object 13/content.xml><?xml version="1.0" encoding="utf-8"?>
<math xmlns="http://www.w3.org/1998/Math/MathML" display="block">
  <semantics>
    <mstyle mathsize="10pt">
      <mfrac>
        <mstyle mathcolor="black">
          <mn>97</mn>
        </mstyle>
        <mstyle mathcolor="black">
          <mn>19</mn>
        </mstyle>
      </mfrac>
    </mstyle>
    <annotation encoding="StarMath 5.0"> size 10 {color black {97} over color black {19}} </annotation>
  </semantics>
</math>
</file>

<file path=Object 14/content.xml><?xml version="1.0" encoding="utf-8"?>
<math xmlns="http://www.w3.org/1998/Math/MathML" display="block">
  <semantics>
    <mstyle mathsize="10pt">
      <mfrac>
        <mstyle mathcolor="black">
          <mn>11</mn>
        </mstyle>
        <mstyle mathcolor="black">
          <mn>12</mn>
        </mstyle>
      </mfrac>
    </mstyle>
    <annotation encoding="StarMath 5.0"> size 10 {color black {11} over color black {12}} </annotation>
  </semantics>
</math>
</file>

<file path=Object 15/content.xml><?xml version="1.0" encoding="utf-8"?>
<math xmlns="http://www.w3.org/1998/Math/MathML">
  <semantics>
    <mrow>
      <mfrac>
        <mrow>
          <mn>8</mn>
        </mrow>
        <mrow>
          <mn>6</mn>
        </mrow>
      </mfrac>
    </mrow>
    <annotation encoding="StarMath 5.0">{8} over {6}</annotation>
  </semantics>
</math>
</file>

<file path=Object 16/content.xml><?xml version="1.0" encoding="utf-8"?>
<math xmlns="http://www.w3.org/1998/Math/MathML">
  <semantics>
    <mrow>
      <mfrac>
        <mrow>
          <mn>55</mn>
        </mrow>
        <mrow>
          <mn>13</mn>
        </mrow>
      </mfrac>
    </mrow>
    <annotation encoding="StarMath 5.0">{55} over {13}</annotation>
  </semantics>
</math>
</file>

<file path=Object 17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7</mn>
        </mstyle>
      </mfrac>
    </mstyle>
    <annotation encoding="StarMath 5.0"> size 10 {color black {1	} over color black {7}} </annotation>
  </semantics>
</math>
</file>

<file path=Object 18/content.xml><?xml version="1.0" encoding="utf-8"?>
<math xmlns="http://www.w3.org/1998/Math/MathML" display="block">
  <semantics>
    <mstyle mathsize="10pt">
      <mfrac>
        <mstyle mathcolor="black">
          <mn>76</mn>
        </mstyle>
        <mstyle mathcolor="black">
          <mn>19</mn>
        </mstyle>
      </mfrac>
    </mstyle>
    <annotation encoding="StarMath 5.0"> size 10 {color black {76} over color black {19}} </annotation>
  </semantics>
</math>
</file>

<file path=Object 19/content.xml><?xml version="1.0" encoding="utf-8"?>
<math xmlns="http://www.w3.org/1998/Math/MathML" display="block">
  <semantics>
    <mstyle mathsize="10pt">
      <mfrac>
        <mstyle mathcolor="black">
          <mn>100</mn>
        </mstyle>
        <mstyle mathcolor="red">
          <mn>7</mn>
        </mstyle>
      </mfrac>
    </mstyle>
    <annotation encoding="StarMath 5.0"> size 10 {color black {100} over color red {7}} </annotation>
  </semantics>
</math>
</file>

<file path=Object 2/content.xml><?xml version="1.0" encoding="utf-8"?>
<math xmlns="http://www.w3.org/1998/Math/MathML" display="block">
  <semantics>
    <mstyle mathsize="10pt">
      <mfrac>
        <mstyle mathcolor="red">
          <mn>52</mn>
        </mstyle>
        <mstyle mathcolor="black">
          <mn>68</mn>
        </mstyle>
      </mfrac>
    </mstyle>
    <annotation encoding="StarMath 5.0"> size 10 {color red {52	} over color black {68}} </annotation>
  </semantics>
</math>
</file>

<file path=Object 20/content.xml><?xml version="1.0" encoding="utf-8"?>
<math xmlns="http://www.w3.org/1998/Math/MathML" display="block">
  <semantics>
    <mstyle mathsize="10pt">
      <mfrac>
        <mstyle mathcolor="red">
          <mn>4</mn>
        </mstyle>
        <mstyle mathcolor="black">
          <mn>8</mn>
        </mstyle>
      </mfrac>
    </mstyle>
    <annotation encoding="StarMath 5.0"> size 10 {color red {4} over color black {8}} </annotation>
  </semantics>
</math>
</file>

<file path=Object 21/content.xml><?xml version="1.0" encoding="utf-8"?>
<math xmlns="http://www.w3.org/1998/Math/MathML" display="block">
  <semantics>
    <mrow>
      <mstyle mathsize="10pt">
        <mfrac>
          <mstyle mathcolor="black">
            <mn>2</mn>
          </mstyle>
          <mstyle mathcolor="black">
            <mn>12</mn>
          </mstyle>
        </mfrac>
      </mstyle>
      <mtext> = </mtext>
      <mstyle mathsize="10pt">
        <mfrac>
          <mstyle mathcolor="black">
            <mn>1</mn>
          </mstyle>
          <mstyle mathcolor="black">
            <mn>6</mn>
          </mstyle>
        </mfrac>
      </mstyle>
    </mrow>
    <annotation encoding="StarMath 5.0"> size 10 {color black {2} over color black { 12}} " = " size 10 {color black {1} over color black { 6}}</annotation>
  </semantics>
</math>
</file>

<file path=Object 22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2</mn>
        </mstyle>
      </mfrac>
    </mstyle>
    <annotation encoding="StarMath 5.0"> size 10 {color black {1} over color black {2}} </annotation>
  </semantics>
</math>
</file>

<file path=Object 23/content.xml><?xml version="1.0" encoding="utf-8"?>
<math xmlns="http://www.w3.org/1998/Math/MathML" display="block">
  <semantics>
    <mrow>
      <mstyle mathsize="10pt">
        <mfrac>
          <mstyle mathcolor="black">
            <mn>10</mn>
          </mstyle>
          <mstyle mathcolor="black">
            <mn>16</mn>
          </mstyle>
        </mfrac>
      </mstyle>
      <mtext> = </mtext>
      <mstyle mathsize="10pt">
        <mfrac>
          <mstyle mathcolor="black">
            <mn>5</mn>
          </mstyle>
          <mstyle mathcolor="black">
            <mn>8</mn>
          </mstyle>
        </mfrac>
      </mstyle>
    </mrow>
    <annotation encoding="StarMath 5.0"> size 10 {color black {10} over color black {16}} " = " size 10 {color black {5} over color black {8}}</annotation>
  </semantics>
</math>
</file>

<file path=Object 24/content.xml><?xml version="1.0" encoding="utf-8"?>
<math xmlns="http://www.w3.org/1998/Math/MathML" display="block">
  <semantics>
    <mrow>
      <mstyle mathsize="10pt">
        <mfrac>
          <mstyle mathcolor="black">
            <mn>14</mn>
          </mstyle>
          <mstyle mathcolor="black">
            <mn>16</mn>
          </mstyle>
        </mfrac>
      </mstyle>
      <mtext> = </mtext>
      <mstyle mathsize="10pt">
        <mfrac>
          <mstyle mathcolor="black">
            <mn>7</mn>
          </mstyle>
          <mstyle mathcolor="black">
            <mn>8</mn>
          </mstyle>
        </mfrac>
      </mstyle>
    </mrow>
    <annotation encoding="StarMath 5.0"> size 10 {color black {14} over color black {16}} " = " size 10 {color black {7} over color black {8}}</annotation>
  </semantics>
</math>
</file>

<file path=Object 25/content.xml><?xml version="1.0" encoding="utf-8"?>
<math xmlns="http://www.w3.org/1998/Math/MathML" display="block">
  <semantics>
    <mrow>
      <mstyle mathsize="10pt">
        <mfrac>
          <mstyle mathcolor="black">
            <mn>4</mn>
          </mstyle>
          <mstyle mathcolor="black">
            <mn>16</mn>
          </mstyle>
        </mfrac>
      </mstyle>
      <mtext> = </mtext>
      <mstyle mathsize="10pt">
        <mfrac>
          <mstyle mathcolor="black">
            <mn>1</mn>
          </mstyle>
          <mstyle mathcolor="black">
            <mn>4</mn>
          </mstyle>
        </mfrac>
      </mstyle>
    </mrow>
    <annotation encoding="StarMath 5.0"> size 10 {color black {4} over color black {16}} " = " size 10 {color black {1} over color black {4}}</annotation>
  </semantics>
</math>
</file>

<file path=Object 26/content.xml><?xml version="1.0" encoding="utf-8"?>
<math xmlns="http://www.w3.org/1998/Math/MathML" display="block">
  <semantics>
    <mrow>
      <mstyle mathsize="10pt">
        <mfrac>
          <mstyle mathcolor="black">
            <mn>4</mn>
          </mstyle>
          <mstyle mathcolor="black">
            <mn>16</mn>
          </mstyle>
        </mfrac>
      </mstyle>
      <mtext> = </mtext>
      <mstyle mathsize="10pt">
        <mfrac>
          <mstyle mathcolor="black">
            <mn>1</mn>
          </mstyle>
          <mstyle mathcolor="black">
            <mn>4</mn>
          </mstyle>
        </mfrac>
      </mstyle>
    </mrow>
    <annotation encoding="StarMath 5.0"> size 10 {color black {4} over color black {16}} " = " size 10 {color black {1} over color black {4}}</annotation>
  </semantics>
</math>
</file>

<file path=Object 27/content.xml><?xml version="1.0" encoding="utf-8"?>
<math xmlns="http://www.w3.org/1998/Math/MathML" display="block">
  <semantics>
    <mstyle mathsize="10pt">
      <mfrac>
        <mstyle mathcolor="black">
          <mn>7</mn>
        </mstyle>
        <mstyle mathcolor="black">
          <mn>16</mn>
        </mstyle>
      </mfrac>
    </mstyle>
    <annotation encoding="StarMath 5.0"> size 10 {color black {7} over color black {16}} </annotation>
  </semantics>
</math>
</file>

<file path=Object 28/content.xml><?xml version="1.0" encoding="utf-8"?>
<math xmlns="http://www.w3.org/1998/Math/MathML" display="block">
  <semantics>
    <mstyle mathsize="10pt">
      <mfrac>
        <mstyle mathcolor="black">
          <mn>13</mn>
        </mstyle>
        <mstyle mathcolor="black">
          <mn>16</mn>
        </mstyle>
      </mfrac>
    </mstyle>
    <annotation encoding="StarMath 5.0"> size 10 {color black {13} over color black {16}} </annotation>
  </semantics>
</math>
</file>

<file path=Object 29/content.xml><?xml version="1.0" encoding="utf-8"?>
<math xmlns="http://www.w3.org/1998/Math/MathML" display="block">
  <semantics>
    <mstyle mathsize="10pt">
      <mstyle mathcolor="black">
        <mn>90</mn>
      </mstyle>
    </mstyle>
    <annotation encoding="StarMath 5.0"> size 10 {color black {90	} 
 } </annotation>
  </semantics>
</math>
</file>

<file path=Object 3/content.xml><?xml version="1.0" encoding="utf-8"?>
<math xmlns="http://www.w3.org/1998/Math/MathML" display="block">
  <semantics>
    <mstyle mathsize="10pt">
      <mfrac>
        <mstyle mathcolor="red">
          <mn>38</mn>
        </mstyle>
        <mstyle mathcolor="black">
          <mn>74</mn>
        </mstyle>
      </mfrac>
    </mstyle>
    <annotation encoding="StarMath 5.0"> size 10 {color red {38	} over color black {74}} </annotation>
  </semantics>
</math>
</file>

<file path=Object 30/content.xml><?xml version="1.0" encoding="utf-8"?>
<math xmlns="http://www.w3.org/1998/Math/MathML" display="block">
  <semantics>
    <mstyle mathsize="10pt">
      <mstyle mathcolor="black">
        <mn>85</mn>
      </mstyle>
    </mstyle>
    <annotation encoding="StarMath 5.0"> size 10 {color black { 85	}  } </annotation>
  </semantics>
</math>
</file>

<file path=Object 31/content.xml><?xml version="1.0" encoding="utf-8"?>
<math xmlns="http://www.w3.org/1998/Math/MathML" display="block">
  <semantics>
    <mstyle mathsize="10pt">
      <mstyle mathcolor="black">
        <mn>8</mn>
      </mstyle>
    </mstyle>
    <annotation encoding="StarMath 5.0"> size 10 {color black { 8	}  } </annotation>
  </semantics>
</math>
</file>

<file path=Object 32/content.xml><?xml version="1.0" encoding="utf-8"?>
<math xmlns="http://www.w3.org/1998/Math/MathML" display="block">
  <semantics>
    <mstyle mathsize="10pt">
      <mstyle mathcolor="black">
        <mn>55</mn>
      </mstyle>
    </mstyle>
    <annotation encoding="StarMath 5.0"> size 10 {color black { 55	}  } </annotation>
  </semantics>
</math>
</file>

<file path=Object 33/content.xml><?xml version="1.0" encoding="utf-8"?>
<math xmlns="http://www.w3.org/1998/Math/MathML" display="block">
  <semantics>
    <mstyle mathsize="10pt">
      <mstyle mathcolor="black">
        <mn>1,5</mn>
      </mstyle>
    </mstyle>
    <annotation encoding="StarMath 5.0"> size 10 {color black { 1,5	}  } </annotation>
  </semantics>
</math>
</file>

<file path=Object 34/content.xml><?xml version="1.0" encoding="utf-8"?>
<math xmlns="http://www.w3.org/1998/Math/MathML" display="block">
  <semantics>
    <mstyle mathsize="10pt">
      <mstyle mathcolor="black">
        <mn>9</mn>
      </mstyle>
    </mstyle>
    <annotation encoding="StarMath 5.0">size 10 {color black { 9	}  } </annotation>
  </semantics>
</math>
</file>

<file path=Object 35/content.xml><?xml version="1.0" encoding="utf-8"?>
<math xmlns="http://www.w3.org/1998/Math/MathML" display="block">
  <semantics>
    <mstyle mathsize="10pt">
      <mstyle mathcolor="black">
        <mn>5,8</mn>
      </mstyle>
    </mstyle>
    <annotation encoding="StarMath 5.0"> size 10 {color black { 5,8	}  } </annotation>
  </semantics>
</math>
</file>

<file path=Object 36/content.xml><?xml version="1.0" encoding="utf-8"?>
<math xmlns="http://www.w3.org/1998/Math/MathML" display="block">
  <semantics>
    <mstyle mathsize="10pt">
      <mstyle mathcolor="black">
        <mn>7</mn>
      </mstyle>
    </mstyle>
    <annotation encoding="StarMath 5.0">size 10 {color black { 7	}  } </annotation>
  </semantics>
</math>
</file>

<file path=Object 4/content.xml><?xml version="1.0" encoding="utf-8"?>
<math xmlns="http://www.w3.org/1998/Math/MathML" display="block">
  <semantics>
    <mfrac>
      <mn>57</mn>
      <mn>90</mn>
    </mfrac>
    <annotation encoding="StarMath 5.0">{{57}over {90}}</annotation>
  </semantics>
</math>
</file>

<file path=Object 45/content.xml><?xml version="1.0" encoding="utf-8"?>
<math xmlns="http://www.w3.org/1998/Math/MathML" display="block">
  <semantics>
    <mfrac>
      <mstyle mathsize="9pt">
        <mn>9</mn>
      </mstyle>
      <mstyle mathsize="9pt">
        <mn>6</mn>
      </mstyle>
    </mfrac>
    <annotation encoding="StarMath 5.0">size 9 {9}over size 9{6}</annotation>
  </semantics>
</math>
</file>

<file path=Object 46/content.xml><?xml version="1.0" encoding="utf-8"?>
<math xmlns="http://www.w3.org/1998/Math/MathML" display="block">
  <semantics>
    <mfrac>
      <mstyle mathsize="9pt">
        <mn>12</mn>
      </mstyle>
      <mstyle mathsize="9pt">
        <mn>7</mn>
      </mstyle>
    </mfrac>
    <annotation encoding="StarMath 5.0"> size 9{12}over size 9 {7}</annotation>
  </semantics>
</math>
</file>

<file path=Object 47/content.xml><?xml version="1.0" encoding="utf-8"?>
<math xmlns="http://www.w3.org/1998/Math/MathML" display="block">
  <semantics>
    <mfrac>
      <mstyle mathsize="9pt">
        <mn>36</mn>
      </mstyle>
      <mstyle mathsize="9pt">
        <mn>4</mn>
      </mstyle>
    </mfrac>
    <annotation encoding="StarMath 5.0">size 9 {36}over size 9 {4}</annotation>
  </semantics>
</math>
</file>

<file path=Object 49/content.xml><?xml version="1.0" encoding="utf-8"?>
<math xmlns="http://www.w3.org/1998/Math/MathML" display="block">
  <semantics>
    <mfrac>
      <mstyle mathsize="9pt">
        <mn>29</mn>
      </mstyle>
      <mstyle mathsize="9pt">
        <mn>5</mn>
      </mstyle>
    </mfrac>
    <annotation encoding="StarMath 5.0">size 9 {29}over size 9 {5}</annotation>
  </semantics>
</math>
</file>

<file path=Object 5/content.xml><?xml version="1.0" encoding="utf-8"?>
<math xmlns="http://www.w3.org/1998/Math/MathML">
  <semantics>
    <mrow>
      <mrow>
        <mfrac>
          <mrow>
            <mn>9</mn>
          </mrow>
          <mrow>
            <mn>85</mn>
          </mrow>
        </mfrac>
      </mrow>
    </mrow>
    <annotation encoding="StarMath 5.0">{{9}over {85}}</annotation>
  </semantics>
</math>
</file>

<file path=Object 50/content.xml><?xml version="1.0" encoding="utf-8"?>
<math xmlns="http://www.w3.org/1998/Math/MathML" display="block">
  <semantics>
    <mfrac>
      <mstyle mathsize="9pt">
        <mn>1</mn>
      </mstyle>
      <mstyle mathsize="9pt">
        <mn>6</mn>
      </mstyle>
    </mfrac>
    <annotation encoding="StarMath 5.0">size 9 {1}over size 9 {6}</annotation>
  </semantics>
</math>
</file>

<file path=Object 51/content.xml><?xml version="1.0" encoding="utf-8"?>
<math xmlns="http://www.w3.org/1998/Math/MathML" display="block">
  <semantics>
    <mfrac>
      <mstyle mathsize="9pt">
        <mn>77</mn>
      </mstyle>
      <mstyle mathsize="9pt">
        <mn>11</mn>
      </mstyle>
    </mfrac>
    <annotation encoding="StarMath 5.0">size 9 {77}over size 9 {11}</annotation>
  </semantics>
</math>
</file>

<file path=Object 6/content.xml><?xml version="1.0" encoding="utf-8"?>
<math xmlns="http://www.w3.org/1998/Math/MathML" display="block">
  <semantics>
    <mstyle mathsize="10pt">
      <mfrac>
        <mstyle mathcolor="red">
          <mn>17</mn>
        </mstyle>
        <mstyle mathcolor="black">
          <mn>59</mn>
        </mstyle>
      </mfrac>
    </mstyle>
    <annotation encoding="StarMath 5.0"> size 10 {color red {17	} over color black {59}} </annotation>
  </semantics>
</math>
</file>

<file path=Object 75/content.xml><?xml version="1.0" encoding="utf-8"?>
<math xmlns="http://www.w3.org/1998/Math/MathML" display="block">
  <semantics>
    <mrow>
      <mstyle mathsize="10pt">
        <mfrac>
          <mstyle mathcolor="black">
            <mn>10</mn>
          </mstyle>
          <mstyle mathcolor="black">
            <mn>12</mn>
          </mstyle>
        </mfrac>
      </mstyle>
      <mtext> = </mtext>
      <mstyle mathsize="10pt">
        <mfrac>
          <mstyle mathcolor="black">
            <mn>5</mn>
          </mstyle>
          <mstyle mathcolor="black">
            <mn>6</mn>
          </mstyle>
        </mfrac>
      </mstyle>
    </mrow>
    <annotation encoding="StarMath 5.0"> size 10 {color black {10} over color black { 12}} " = " size 10 {color black {5} over color black { 6}}</annotation>
  </semantics>
</math>
</file>

<file path=Object 76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4</mn>
        </mstyle>
      </mfrac>
    </mstyle>
    <annotation encoding="StarMath 5.0"> size 10 {color black {1} over color black {4}} </annotation>
  </semantics>
</math>
</file>

<file path=Object 8/content.xml><?xml version="1.0" encoding="utf-8"?>
<math xmlns="http://www.w3.org/1998/Math/MathML" display="block">
  <semantics>
    <mstyle mathsize="10pt">
      <mfrac>
        <mstyle mathcolor="red">
          <mn>6</mn>
        </mstyle>
        <mstyle mathcolor="black">
          <mn>2</mn>
        </mstyle>
      </mfrac>
    </mstyle>
    <annotation encoding="StarMath 5.0"> size 10 {color red {6} over color black {2}} </annotation>
  </semantics>
</math>
</file>

<file path=Object 9/content.xml><?xml version="1.0" encoding="utf-8"?>
<math xmlns="http://www.w3.org/1998/Math/MathML" display="block">
  <semantics>
    <mstyle mathsize="10pt">
      <mfrac>
        <mstyle mathcolor="red">
          <mn>31</mn>
        </mstyle>
        <mstyle mathcolor="black">
          <mn>2</mn>
        </mstyle>
      </mfrac>
    </mstyle>
    <annotation encoding="StarMath 5.0"> size 10 {color red {31} over color black {2}} </annotation>
  </semantics>
</math>
</file>